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Helvetica" svg:font-family="Helvetic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1"/>
    <style:style style:name="ce3" style:family="table-cell" style:parent-style-name="Default" style:data-style-name="N3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style:vertical-align="automatic" fo:wrap-option="wrap" style:repeat-content="false"/>
      <style:paragraph-properties fo:text-align="end" fo:margin-right="0cm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2">
      <style:table-cell-properties style:vertical-align="automatic" fo:wrap-option="wrap" style:repeat-content="false"/>
      <style:paragraph-properties fo:text-align="center"/>
      <style:text-properties fo:color="#424542" style:font-name="Helvetica" style:font-name-asian="Helvetica" style:font-name-complex="Helvetica" fo:font-size="10pt" style:font-size-asian="10pt" style:font-size-complex="10pt"/>
    </style:style>
    <style:style style:name="ce12" style:family="table-cell" style:parent-style-name="Default" style:data-style-name="N39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37">
      <style:table-cell-properties style:vertical-align="automatic" fo:wrap-option="wrap" style:repeat-content="false"/>
      <style:paragraph-properties fo:text-align="center"/>
      <style:text-properties fo:color="#424542" style:font-name="Helvetica" style:font-name-asian="Helvetica" style:font-name-complex="Helvetica" fo:font-size="10pt" style:font-size-asian="10pt" style:font-size-complex="10pt"/>
    </style:style>
    <style:style style:name="ce15" style:family="table-cell" style:parent-style-name="Default" style:data-style-name="N2">
      <style:table-cell-properties style:vertical-align="automatic" fo:wrap-option="wrap" style:repeat-content="false"/>
      <style:paragraph-properties fo:text-align="center"/>
      <style:text-properties fo:color="#FFA500" style:font-name="Helvetica" style:font-name-asian="Helvetica" style:font-name-complex="Helvetica" fo:font-size="10pt" style:font-size-asian="10pt" style:font-size-complex="10pt"/>
    </style:style>
    <style:style style:name="ce16" style:family="table-cell" style:parent-style-name="Default" style:data-style-name="N2">
      <style:table-cell-properties style:vertical-align="automatic" fo:wrap-option="wrap" style:repeat-content="false"/>
      <style:paragraph-properties fo:text-align="center"/>
      <style:text-properties fo:color="#FF0000" style:font-name="Helvetica" style:font-name-asian="Helvetica" style:font-name-complex="Helvetica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008000" style:font-name="Helvetica" style:font-name-asian="Helvetica" style:font-name-complex="Helvetica"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424542" style:font-name="Helvetica" style:font-name-asian="Helvetica" style:font-name-complex="Helvetica"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FFA500" style:font-name="Helvetica" style:font-name-asian="Helvetica" style:font-name-complex="Helvetica" fo:font-size="10pt" style:font-size-asian="10pt" style:font-size-complex="10pt"/>
    </style:style>
    <style:style style:name="ce20" style:family="table-cell" style:parent-style-name="Default" style:data-style-name="N2">
      <style:table-cell-properties style:vertical-align="automatic" fo:wrap-option="wrap" style:repeat-content="false"/>
      <style:paragraph-properties fo:text-align="center"/>
      <style:text-properties fo:color="#008000" style:font-name="Helvetica" style:font-name-asian="Helvetica" style:font-name-complex="Helvetica" fo:font-size="10pt" style:font-size-asian="10pt" style:font-size-complex="10pt"/>
    </style:style>
    <style:style style:name="ce21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FF0000" style:font-name="Helvetica" style:font-name-asian="Helvetica" style:font-name-complex="Helvetica" fo:font-size="10pt" style:font-size-asian="10pt" style:font-size-complex="10pt"/>
    </style:style>
    <style:style style:name="ce22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23" style:family="table-cell" style:parent-style-name="Default" style:data-style-name="N14">
      <style:table-cell-properties style:vertical-align="automatic" fo:wrap-option="wrap" style:repeat-content="false"/>
      <style:paragraph-properties fo:text-align="center"/>
    </style:style>
    <style:style style:name="ce24" style:family="table-cell" style:parent-style-name="Default" style:data-style-name="N2">
      <style:table-cell-properties style:vertical-align="automatic" fo:wrap-option="wrap" style:repeat-content="false"/>
      <style:paragraph-properties fo:text-align="center"/>
    </style:style>
    <style:style style:name="ce25" style:family="table-cell" style:parent-style-name="Default" style:data-style-name="N37">
      <style:table-cell-properties style:vertical-align="automatic" fo:wrap-option="wrap" style:repeat-content="false"/>
      <style:paragraph-properties fo:text-align="center"/>
    </style:style>
    <style:style style:name="ce26" style:family="table-cell" style:parent-style-name="Default" style:data-style-name="N14"/>
    <style:style style:name="ce27" style:family="table-cell" style:parent-style-name="Default" style:data-style-name="N36"/>
    <style:style style:name="ce28" style:family="table-cell" style:parent-style-name="Default" style:data-style-name="N38"/>
    <style:style style:name="ce29" style:family="table-cell" style:parent-style-name="Default" style:data-style-name="N2"/>
    <style:style style:name="ce30" style:family="table-cell" style:parent-style-name="Default" style:data-style-name="N0">
      <style:table-cell-properties style:vertical-align="automatic" fo:background-color="#999999" style:repeat-content="false"/>
      <style:paragraph-properties fo:text-align="center"/>
    </style:style>
    <style:style style:name="ce31" style:family="table-cell" style:parent-style-name="Default" style:data-style-name="N3">
      <style:table-cell-properties style:vertical-align="automatic" fo:background-color="#999999" style:repeat-content="false"/>
      <style:paragraph-properties fo:text-align="center"/>
    </style:style>
    <style:style style:name="ce32" style:family="table-cell" style:parent-style-name="Default" style:data-style-name="N2">
      <style:table-cell-properties style:vertical-align="automatic" fo:background-color="#999999" style:repeat-content="false"/>
      <style:paragraph-properties fo:text-align="center"/>
    </style:style>
    <style:style style:name="ce33" style:family="table-cell" style:parent-style-name="Default" style:data-style-name="N3">
      <style:table-cell-properties style:vertical-align="automatic" style:repeat-content="false"/>
      <style:paragraph-properties fo:text-align="center"/>
    </style:style>
    <style:style style:name="ce34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3.9158333333333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3.33375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2.43416666666667cm"/>
    </style:style>
    <style:style style:name="co8" style:family="table-column">
      <style:table-column-properties fo:break-before="auto" style:column-width="3.96875cm"/>
    </style:style>
    <style:style style:name="co9" style:family="table-column">
      <style:table-column-properties fo:break-before="auto" style:column-width="2.619375cm"/>
    </style:style>
    <style:style style:name="co10" style:family="table-column">
      <style:table-column-properties fo:break-before="auto" style:column-width="3.22791666666667cm"/>
    </style:style>
    <style:style style:name="co11" style:family="table-column">
      <style:table-column-properties fo:break-before="auto" style:column-width="3.65125cm"/>
    </style:style>
    <style:style style:name="co12" style:family="table-column">
      <style:table-column-properties fo:break-before="auto" style:column-width="2.69875cm"/>
    </style:style>
    <style:style style:name="co13" style:family="table-column">
      <style:table-column-properties fo:break-before="auto" style:column-width="3.254375cm"/>
    </style:style>
    <style:style style:name="co14" style:family="table-column">
      <style:table-column-properties fo:break-before="auto" style:column-width="3.413125cm"/>
    </style:style>
    <style:style style:name="co15" style:family="table-column">
      <style:table-column-properties fo:break-before="auto" style:column-width="3.36020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1pt" style:use-optimal-row-height="true" fo:break-before="auto"/>
    </style:style>
    <style:style style:name="ro5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ndices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3" table:number-columns-repeated="16379" table:default-cell-style-name="ce1"/>
        <table:table-row table:style-name="ro1">
          <table:table-cell office:value-type="date" office:date-value="2016-09-14T00:00:00" table:style-name="ce2">
            <text:p>14-Sep</text:p>
          </table:table-cell>
          <table:table-cell table:style-name="ce3"/>
          <table:table-cell table:style-name="ce1"/>
          <table:table-cell office:value-type="date" office:date-value="2016-09-15T00:00:00" table:style-name="ce2">
            <text:p>15-Sep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string" table:style-name="ce4">
            <text:p>Total Trades</text:p>
          </table:table-cell>
          <table:table-cell office:value-type="float" office:value="74784" table:style-name="ce3">
            <text:p>74,784</text:p>
          </table:table-cell>
          <table:table-cell table:style-name="ce1"/>
          <table:table-cell office:value-type="string" table:style-name="ce5">
            <text:p>Total Trades</text:p>
          </table:table-cell>
          <table:table-cell office:value-type="float" office:value="56700" table:style-name="ce6">
            <text:p>56,70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Total Value</text:p>
          </table:table-cell>
          <table:table-cell office:value-type="float" office:value="8351083702.5" table:style-name="ce3">
            <text:p>8,351,083,703</text:p>
          </table:table-cell>
          <table:table-cell table:style-name="ce1"/>
          <table:table-cell office:value-type="string" table:style-name="ce5">
            <text:p>Total Value</text:p>
          </table:table-cell>
          <table:table-cell office:value-type="float" office:value="7807466125.5" table:style-name="ce6">
            <text:p>7,807,466,126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Total Volume</text:p>
          </table:table-cell>
          <table:table-cell office:value-type="float" office:value="1774237610" table:style-name="ce3">
            <text:p>1,774,237,610</text:p>
          </table:table-cell>
          <table:table-cell table:style-name="ce1"/>
          <table:table-cell office:value-type="string" table:style-name="ce5">
            <text:p>Total Volume</text:p>
          </table:table-cell>
          <table:table-cell office:value-type="float" office:value="1280239905" table:style-name="ce6">
            <text:p>1,280,239,90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Up Volume</text:p>
          </table:table-cell>
          <table:table-cell office:value-type="float" office:value="354524055" table:style-name="ce3">
            <text:p>354,524,055</text:p>
          </table:table-cell>
          <table:table-cell table:style-name="ce1"/>
          <table:table-cell office:value-type="string" table:style-name="ce5">
            <text:p>Up Volume</text:p>
          </table:table-cell>
          <table:table-cell office:value-type="float" office:value="861370315" table:style-name="ce6">
            <text:p>861,370,3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Down Volume</text:p>
          </table:table-cell>
          <table:table-cell office:value-type="float" office:value="1302042015" table:style-name="ce3">
            <text:p>1,302,042,015</text:p>
          </table:table-cell>
          <table:table-cell table:style-name="ce1"/>
          <table:table-cell office:value-type="string" table:style-name="ce5">
            <text:p>Down Volume</text:p>
          </table:table-cell>
          <table:table-cell office:value-type="float" office:value="139882195" table:style-name="ce6">
            <text:p>139,882,19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Unch Volume</text:p>
          </table:table-cell>
          <table:table-cell office:value-type="float" office:value="117671540" table:style-name="ce3">
            <text:p>117,671,540</text:p>
          </table:table-cell>
          <table:table-cell table:style-name="ce1"/>
          <table:table-cell office:value-type="string" table:style-name="ce5">
            <text:p>Unch Volume</text:p>
          </table:table-cell>
          <table:table-cell office:value-type="float" office:value="278987395" table:style-name="ce6">
            <text:p>278,987,39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Advances</text:p>
          </table:table-cell>
          <table:table-cell office:value-type="float" office:value="72" table:style-name="ce3">
            <text:p>72</text:p>
          </table:table-cell>
          <table:table-cell table:style-name="ce1"/>
          <table:table-cell office:value-type="string" table:style-name="ce5">
            <text:p>Advances</text:p>
          </table:table-cell>
          <table:table-cell office:value-type="float" office:value="125" table:style-name="ce6">
            <text:p>12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Declines</text:p>
          </table:table-cell>
          <table:table-cell office:value-type="float" office:value="130" table:style-name="ce3">
            <text:p>130</text:p>
          </table:table-cell>
          <table:table-cell table:style-name="ce1"/>
          <table:table-cell office:value-type="string" table:style-name="ce5">
            <text:p>Declines</text:p>
          </table:table-cell>
          <table:table-cell office:value-type="float" office:value="85" table:style-name="ce6">
            <text:p>8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Unchanged</text:p>
          </table:table-cell>
          <table:table-cell office:value-type="float" office:value="51" table:style-name="ce3">
            <text:p>51</text:p>
          </table:table-cell>
          <table:table-cell table:style-name="ce1"/>
          <table:table-cell office:value-type="string" table:style-name="ce5">
            <text:p>Unchanged</text:p>
          </table:table-cell>
          <table:table-cell office:value-type="float" office:value="55" table:style-name="ce6">
            <text:p>55</text:p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4"/>
          <table:table-cell table:style-name="ce3">
            <draw:frame draw:z-index="2" draw:id="id1" draw:style-name="a1" draw:name="https://ph5.colfinancial.com/ape/FINAL2_STARTER/images/ico_comp.png" svg:x="0.11496in" svg:y="0in" svg:width="0.11417in" svg:height="0.11417in" style:rel-width="scale" style:rel-height="scale">
              <draw:image xlink:href="https://ph5.colfinancial.com/ape/FINAL2_STARTER/images/ico_comp.png" xlink:type="simple" xlink:show="embed" xlink:actuate="onLoad"/>
              <svg:title/>
              <svg:desc/>
            </draw:frame>
            <draw:frame draw:z-index="1" draw:id="id0" draw:style-name="a0" draw:name="https://ph5.colfinancial.com/ape/FINAL2_STARTER/images/ico_chart.png" svg:x="0in" svg:y="0in" svg:width="0.11417in" svg:height="0.11417in" style:rel-width="scale" style:rel-height="scale">
              <draw:image xlink:href="https://ph5.colfinancial.com/ape/FINAL2_STARTER/images/ico_chart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4"/>
          <table:table-cell table:style-name="ce3">
            <draw:frame draw:z-index="4" draw:id="id3" draw:style-name="a3" draw:name="https://ph5.colfinancial.com/ape/FINAL2_STARTER/images/ico_comp.png" svg:x="0.11496in" svg:y="0.15866in" svg:width="0.11417in" svg:height="0.11417in" style:rel-width="scale" style:rel-height="scale">
              <draw:image xlink:href="https://ph5.colfinancial.com/ape/FINAL2_STARTER/images/ico_comp.png" xlink:type="simple" xlink:show="embed" xlink:actuate="onLoad"/>
              <svg:title/>
              <svg:desc/>
            </draw:frame>
            <draw:frame draw:z-index="3" draw:id="id2" draw:style-name="a2" draw:name="https://ph5.colfinancial.com/ape/FINAL2_STARTER/images/ico_chart.png" svg:x="0in" svg:y="0.15866in" svg:width="0.11417in" svg:height="0.11417in" style:rel-width="scale" style:rel-height="scale">
              <draw:image xlink:href="https://ph5.colfinancial.com/ape/FINAL2_STARTER/images/ico_chart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4"/>
          <table:table-cell table:style-name="ce3">
            <draw:frame draw:z-index="5" draw:id="id4" draw:style-name="a4" draw:name="https://ph5.colfinancial.com/ape/FINAL2_STARTER/images/ico_chart.png" svg:x="0in" svg:y="0.14094in" svg:width="0.11417in" svg:height="0.11417in" style:rel-width="scale" style:rel-height="scale">
              <draw:image xlink:href="https://ph5.colfinancial.com/ape/FINAL2_STARTER/images/ico_chart.png" xlink:type="simple" xlink:show="embed" xlink:actuate="onLoad"/>
              <svg:title/>
              <svg:desc/>
            </draw:frame>
            <draw:frame draw:z-index="6" draw:id="id5" draw:style-name="a5" draw:name="https://ph5.colfinancial.com/ape/FINAL2_STARTER/images/ico_comp.png" svg:x="0.11496in" svg:y="0.14094in" svg:width="0.11417in" svg:height="0.11417in" style:rel-width="scale" style:rel-height="scale">
              <draw:image xlink:href="https://ph5.colfinancial.com/ape/FINAL2_STARTER/images/ico_comp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4"/>
          <table:table-cell table:style-name="ce3">
            <draw:frame draw:z-index="8" draw:id="id7" draw:style-name="a7" draw:name="https://ph5.colfinancial.com/ape/FINAL2_STARTER/images/ico_comp.png" svg:x="0.11496in" svg:y="0.12402in" svg:width="0.11417in" svg:height="0.11417in" style:rel-width="scale" style:rel-height="scale">
              <draw:image xlink:href="https://ph5.colfinancial.com/ape/FINAL2_STARTER/images/ico_comp.png" xlink:type="simple" xlink:show="embed" xlink:actuate="onLoad"/>
              <svg:title/>
              <svg:desc/>
            </draw:frame>
            <draw:frame draw:z-index="7" draw:id="id6" draw:style-name="a6" draw:name="https://ph5.colfinancial.com/ape/FINAL2_STARTER/images/ico_chart.png" svg:x="0in" svg:y="0.12402in" svg:width="0.11417in" svg:height="0.11417in" style:rel-width="scale" style:rel-height="scale">
              <draw:image xlink:href="https://ph5.colfinancial.com/ape/FINAL2_STARTER/images/ico_chart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4"/>
          <table:table-cell table:style-name="ce3">
            <draw:frame draw:z-index="10" draw:id="id9" draw:style-name="a9" draw:name="https://ph5.colfinancial.com/ape/FINAL2_STARTER/images/ico_comp.png" svg:x="0.11496in" svg:y="0.10669in" svg:width="0.11417in" svg:height="0.11417in" style:rel-width="scale" style:rel-height="scale">
              <draw:image xlink:href="https://ph5.colfinancial.com/ape/FINAL2_STARTER/images/ico_comp.png" xlink:type="simple" xlink:show="embed" xlink:actuate="onLoad"/>
              <svg:title/>
              <svg:desc/>
            </draw:frame>
            <draw:frame draw:z-index="9" draw:id="id8" draw:style-name="a8" draw:name="https://ph5.colfinancial.com/ape/FINAL2_STARTER/images/ico_chart.png" svg:x="0in" svg:y="0.10669in" svg:width="0.11417in" svg:height="0.11417in" style:rel-width="scale" style:rel-height="scale">
              <draw:image xlink:href="https://ph5.colfinancial.com/ape/FINAL2_STARTER/images/ico_chart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4"/>
          <table:table-cell table:style-name="ce3">
            <draw:frame draw:z-index="11" draw:id="id10" draw:style-name="a10" draw:name="https://ph5.colfinancial.com/ape/FINAL2_STARTER/images/ico_chart.png" svg:x="0in" svg:y="0.08937in" svg:width="0.11417in" svg:height="0.11417in" style:rel-width="scale" style:rel-height="scale">
              <draw:image xlink:href="https://ph5.colfinancial.com/ape/FINAL2_STARTER/images/ico_chart.png" xlink:type="simple" xlink:show="embed" xlink:actuate="onLoad"/>
              <svg:title/>
              <svg:desc/>
            </draw:frame>
            <draw:frame draw:z-index="12" draw:id="id11" draw:style-name="a11" draw:name="https://ph5.colfinancial.com/ape/FINAL2_STARTER/images/ico_comp.png" svg:x="0.11496in" svg:y="0.08937in" svg:width="0.11417in" svg:height="0.11417in" style:rel-width="scale" style:rel-height="scale">
              <draw:image xlink:href="https://ph5.colfinancial.com/ape/FINAL2_STARTER/images/ico_comp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4"/>
          <table:table-cell table:style-name="ce3">
            <draw:frame draw:z-index="13" draw:id="id12" draw:style-name="a12" draw:name="https://ph5.colfinancial.com/ape/FINAL2_STARTER/images/ico_chart.png" svg:x="0in" svg:y="0.07205in" svg:width="0.11417in" svg:height="0.11417in" style:rel-width="scale" style:rel-height="scale">
              <draw:image xlink:href="https://ph5.colfinancial.com/ape/FINAL2_STARTER/images/ico_chart.png" xlink:type="simple" xlink:show="embed" xlink:actuate="onLoad"/>
              <svg:title/>
              <svg:desc/>
            </draw:frame>
            <draw:frame draw:z-index="14" draw:id="id13" draw:style-name="a13" draw:name="https://ph5.colfinancial.com/ape/FINAL2_STARTER/images/ico_comp.png" svg:x="0.11496in" svg:y="0.07205in" svg:width="0.11417in" svg:height="0.11417in" style:rel-width="scale" style:rel-height="scale">
              <draw:image xlink:href="https://ph5.colfinancial.com/ape/FINAL2_STARTER/images/ico_comp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4">
          <table:table-cell table:number-columns-repeated="4"/>
          <table:table-cell table:style-name="ce3">
            <draw:frame draw:z-index="15" draw:id="id14" draw:style-name="a14" draw:name="https://ph5.colfinancial.com/ape/FINAL2_STARTER/images/ico_chart.png" svg:x="0in" svg:y="0.07323in" svg:width="0.11417in" svg:height="0.11417in" style:rel-width="scale" style:rel-height="scale">
              <draw:image xlink:href="https://ph5.colfinancial.com/ape/FINAL2_STARTER/images/ico_chart.png" xlink:type="simple" xlink:show="embed" xlink:actuate="onLoad"/>
              <svg:title/>
              <svg:desc/>
            </draw:frame>
            <draw:frame draw:z-index="16" draw:id="id15" draw:style-name="a15" draw:name="https://ph5.colfinancial.com/ape/FINAL2_STARTER/images/ico_comp.png" svg:x="0.11496in" svg:y="0.07323in" svg:width="0.11417in" svg:height="0.11417in" style:rel-width="scale" style:rel-height="scale">
              <draw:image xlink:href="https://ph5.colfinancial.com/ape/FINAL2_STARTER/images/ico_comp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1048551" table:style-name="ro4">
          <table:table-cell table:number-columns-repeated="16384"/>
        </table:table-row>
      </table:table>
      <table:table table:name="TimeFrame" table:style-name="ta2">
        <table:table-column table:style-name="co6" table:default-cell-style-name="ce10"/>
        <table:table-column table:style-name="co7" table:default-cell-style-name="ce8"/>
        <table:table-column table:style-name="co6" table:default-cell-style-name="ce9"/>
        <table:table-column table:style-name="co6" table:number-columns-repeated="2" table:default-cell-style-name="ce10"/>
        <table:table-column table:style-name="co6" table:default-cell-style-name="ce8"/>
        <table:table-column table:style-name="co6" table:default-cell-style-name="ce9"/>
        <table:table-column table:style-name="co6" table:number-columns-repeated="2" table:default-cell-style-name="ce10"/>
        <table:table-column table:style-name="co6" table:default-cell-style-name="ce8"/>
        <table:table-column table:style-name="co6" table:default-cell-style-name="ce12"/>
        <table:table-column table:style-name="co6" table:default-cell-style-name="ce10"/>
        <table:table-column table:style-name="co6" table:number-columns-repeated="8" table:default-cell-style-name="ce1"/>
        <table:table-column table:style-name="co3" table:number-columns-repeated="16364" table:default-cell-style-name="ce1"/>
        <table:table-row table:style-name="ro1">
          <table:table-cell office:value-type="date" office:date-value="2016-09-14T00:00:00" table:style-name="ce7">
            <text:p>09/14/16</text:p>
          </table:table-cell>
          <table:table-cell office:value-type="string" table:style-name="ce8">
            <text:p>MED</text:p>
          </table:table-cell>
          <table:table-cell office:value-type="float" office:value="0.89" table:style-name="ce9">
            <text:p>0.89</text:p>
          </table:table-cell>
          <table:table-cell office:value-type="string" table:style-name="ce10">
            <text:p>OPEN</text:p>
          </table:table-cell>
          <table:table-cell table:style-name="ce10"/>
          <table:table-cell office:value-type="string" table:style-name="ce8">
            <text:p>VITA</text:p>
          </table:table-cell>
          <table:table-cell office:value-type="float" office:value="2.16" table:style-name="ce11">
            <text:p>2.16</text:p>
          </table:table-cell>
          <table:table-cell office:value-type="string" table:style-name="ce10">
            <text:p>OPEN</text:p>
          </table:table-cell>
          <table:table-cell table:style-name="ce10"/>
          <table:table-cell office:value-type="string" table:style-name="ce8">
            <text:p>MRC</text:p>
          </table:table-cell>
          <table:table-cell table:style-name="ce12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9H30M0S" table:style-name="ce14">
            <text:p>09:30:00</text:p>
          </table:table-cell>
          <table:table-cell office:value-type="float" office:value="0.89" table:style-name="ce15">
            <text:p>0.89</text:p>
          </table:table-cell>
          <table:table-cell table:number-columns-repeated="2" table:style-name="ce10"/>
          <table:table-cell office:value-type="time" office:time-value="PT9H30M0S" table:style-name="ce14">
            <text:p>09:30:00</text:p>
          </table:table-cell>
          <table:table-cell office:value-type="float" office:value="2.16" table:style-name="ce16">
            <text:p>2.16</text:p>
          </table:table-cell>
          <table:table-cell table:number-columns-repeated="2" table:style-name="ce10"/>
          <table:table-cell office:value-type="time" office:time-value="PT9H30M0S" table:style-name="ce14">
            <text:p>09:30:00</text:p>
          </table:table-cell>
          <table:table-cell office:value-type="float" office:value="0.16600000000000001" table:style-name="ce17">
            <text:p>0.166</text:p>
          </table:table-cell>
          <table:table-cell office:value-type="string" table:style-name="ce10">
            <text:p>Open</text:p>
          </table:table-cell>
          <table:table-cell table:style-name="ce1"/>
          <table:table-cell table:style-name="ce13"/>
          <table:table-cell table:style-name="ce18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9H38M52S" table:style-name="ce14">
            <text:p>09:38:52</text:p>
          </table:table-cell>
          <table:table-cell office:value-type="float" office:value="0.84" table:style-name="ce16">
            <text:p>0.84</text:p>
          </table:table-cell>
          <table:table-cell table:number-columns-repeated="2" table:style-name="ce10"/>
          <table:table-cell office:value-type="time" office:time-value="PT9H31M50S" table:style-name="ce14">
            <text:p>09:31:50</text:p>
          </table:table-cell>
          <table:table-cell office:value-type="float" office:value="2.1" table:style-name="ce16">
            <text:p>2.10</text:p>
          </table:table-cell>
          <table:table-cell table:number-columns-repeated="2" table:style-name="ce10"/>
          <table:table-cell office:value-type="time" office:time-value="PT9H32M39S" table:style-name="ce14">
            <text:p>09:32:39</text:p>
          </table:table-cell>
          <table:table-cell office:value-type="float" office:value="0.16400000000000001" table:style-name="ce19">
            <text:p>0.164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9H42M17S" table:style-name="ce14">
            <text:p>09:42:17</text:p>
          </table:table-cell>
          <table:table-cell office:value-type="float" office:value="0.89" table:style-name="ce15">
            <text:p>0.89</text:p>
          </table:table-cell>
          <table:table-cell table:number-columns-repeated="2" table:style-name="ce10"/>
          <table:table-cell office:value-type="time" office:time-value="PT9H32M0S" table:style-name="ce14">
            <text:p>09:32:00</text:p>
          </table:table-cell>
          <table:table-cell office:value-type="float" office:value="2.15" table:style-name="ce16">
            <text:p>2.15</text:p>
          </table:table-cell>
          <table:table-cell table:number-columns-repeated="2" table:style-name="ce10"/>
          <table:table-cell office:value-type="time" office:time-value="PT9H32M53S" table:style-name="ce14">
            <text:p>09:32:53</text:p>
          </table:table-cell>
          <table:table-cell office:value-type="float" office:value="0.16500000000000001" table:style-name="ce17">
            <text:p>0.165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9H42M41S" table:style-name="ce14">
            <text:p>09:42:41</text:p>
          </table:table-cell>
          <table:table-cell office:value-type="float" office:value="0.9" table:style-name="ce20">
            <text:p>0.90</text:p>
          </table:table-cell>
          <table:table-cell office:value-type="string" table:style-name="ce10">
            <text:p>Start</text:p>
          </table:table-cell>
          <table:table-cell table:style-name="ce10"/>
          <table:table-cell office:value-type="time" office:time-value="PT9H34M41S" table:style-name="ce14">
            <text:p>09:34:41</text:p>
          </table:table-cell>
          <table:table-cell office:value-type="float" office:value="2.0699999999999998" table:style-name="ce16">
            <text:p>2.07</text:p>
          </table:table-cell>
          <table:table-cell table:number-columns-repeated="2" table:style-name="ce10"/>
          <table:table-cell office:value-type="time" office:time-value="PT9H34M33S" table:style-name="ce14">
            <text:p>09:34:33</text:p>
          </table:table-cell>
          <table:table-cell office:value-type="float" office:value="0.16400000000000001" table:style-name="ce19">
            <text:p>0.164</text:p>
          </table:table-cell>
          <table:table-cell office:value-type="string" table:style-name="ce10">
            <text:p>Break</text:p>
          </table:table-cell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9H43M5S" table:style-name="ce14">
            <text:p>09:43:05</text:p>
          </table:table-cell>
          <table:table-cell office:value-type="float" office:value="0.92" table:style-name="ce20">
            <text:p>0.92</text:p>
          </table:table-cell>
          <table:table-cell office:value-type="string" table:style-name="ce10">
            <text:p>|</text:p>
          </table:table-cell>
          <table:table-cell table:style-name="ce10"/>
          <table:table-cell office:value-type="time" office:time-value="PT9H38M54S" table:style-name="ce14">
            <text:p>09:38:54</text:p>
          </table:table-cell>
          <table:table-cell office:value-type="float" office:value="2.1" table:style-name="ce16">
            <text:p>2.10</text:p>
          </table:table-cell>
          <table:table-cell table:number-columns-repeated="2" table:style-name="ce10"/>
          <table:table-cell office:value-type="time" office:time-value="PT9H35M17S" table:style-name="ce14">
            <text:p>09:35:17</text:p>
          </table:table-cell>
          <table:table-cell office:value-type="float" office:value="0.16200000000000001" table:style-name="ce21">
            <text:p>0.162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9H46M12S" table:style-name="ce14">
            <text:p>09:46:12</text:p>
          </table:table-cell>
          <table:table-cell office:value-type="float" office:value="0.96" table:style-name="ce20">
            <text:p>0.96</text:p>
          </table:table-cell>
          <table:table-cell office:value-type="string" table:style-name="ce10">
            <text:p>|</text:p>
          </table:table-cell>
          <table:table-cell table:style-name="ce10"/>
          <table:table-cell office:value-type="time" office:time-value="PT9H39M47S" table:style-name="ce14">
            <text:p>09:39:47</text:p>
          </table:table-cell>
          <table:table-cell office:value-type="float" office:value="2.14" table:style-name="ce16">
            <text:p>2.14</text:p>
          </table:table-cell>
          <table:table-cell table:number-columns-repeated="2" table:style-name="ce10"/>
          <table:table-cell office:value-type="time" office:time-value="PT9H37M2S" table:style-name="ce14">
            <text:p>09:37:02</text:p>
          </table:table-cell>
          <table:table-cell office:value-type="float" office:value="0.157" table:style-name="ce21">
            <text:p>0.157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9H50M0S" table:style-name="ce14">
            <text:p>09:50:00</text:p>
          </table:table-cell>
          <table:table-cell office:value-type="float" office:value="0.9" table:style-name="ce20">
            <text:p>0.90</text:p>
          </table:table-cell>
          <table:table-cell office:value-type="string" table:style-name="ce10">
            <text:p>|</text:p>
          </table:table-cell>
          <table:table-cell table:style-name="ce10"/>
          <table:table-cell office:value-type="time" office:time-value="PT9H45M42S" table:style-name="ce14">
            <text:p>09:45:42</text:p>
          </table:table-cell>
          <table:table-cell office:value-type="float" office:value="2.11" table:style-name="ce16">
            <text:p>2.11</text:p>
          </table:table-cell>
          <table:table-cell table:number-columns-repeated="2" table:style-name="ce10"/>
          <table:table-cell office:value-type="time" office:time-value="PT9H39M15S" table:style-name="ce14">
            <text:p>09:39:15</text:p>
          </table:table-cell>
          <table:table-cell office:value-type="float" office:value="0.16400000000000001" table:style-name="ce19">
            <text:p>0.164</text:p>
          </table:table-cell>
          <table:table-cell office:value-type="string" table:style-name="ce10">
            <text:p>Break</text:p>
          </table:table-cell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10H2M33S" table:style-name="ce14">
            <text:p>10:02:33</text:p>
          </table:table-cell>
          <table:table-cell office:value-type="float" office:value="1" table:style-name="ce20">
            <text:p>1.00</text:p>
          </table:table-cell>
          <table:table-cell office:value-type="string" table:style-name="ce10">
            <text:p>|</text:p>
          </table:table-cell>
          <table:table-cell table:style-name="ce10"/>
          <table:table-cell office:value-type="time" office:time-value="PT10H2M31S" table:style-name="ce14">
            <text:p>10:02:31</text:p>
          </table:table-cell>
          <table:table-cell office:value-type="float" office:value="2.0699999999999998" table:style-name="ce16">
            <text:p>2.07</text:p>
          </table:table-cell>
          <table:table-cell table:number-columns-repeated="2" table:style-name="ce10"/>
          <table:table-cell office:value-type="time" office:time-value="PT9H44M19S" table:style-name="ce14">
            <text:p>09:44:19</text:p>
          </table:table-cell>
          <table:table-cell office:value-type="float" office:value="0.161" table:style-name="ce21">
            <text:p>0.161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10H3M21S" table:style-name="ce14">
            <text:p>10:03:21</text:p>
          </table:table-cell>
          <table:table-cell office:value-type="float" office:value="0.99" table:style-name="ce20">
            <text:p>0.99</text:p>
          </table:table-cell>
          <table:table-cell office:value-type="string" table:style-name="ce10">
            <text:p>|</text:p>
          </table:table-cell>
          <table:table-cell table:style-name="ce10"/>
          <table:table-cell office:value-type="time" office:time-value="PT10H17M30S" table:style-name="ce14">
            <text:p>10:17:30</text:p>
          </table:table-cell>
          <table:table-cell office:value-type="float" office:value="2.1" table:style-name="ce16">
            <text:p>2.10</text:p>
          </table:table-cell>
          <table:table-cell table:number-columns-repeated="2" table:style-name="ce10"/>
          <table:table-cell office:value-type="time" office:time-value="PT9H45M39S" table:style-name="ce14">
            <text:p>09:45:39</text:p>
          </table:table-cell>
          <table:table-cell office:value-type="float" office:value="0.16500000000000001" table:style-name="ce17">
            <text:p>0.165</text:p>
          </table:table-cell>
          <table:table-cell office:value-type="string" table:style-name="ce10">
            <text:p>Start</text:p>
          </table:table-cell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10H3M52S" table:style-name="ce14">
            <text:p>10:03:52</text:p>
          </table:table-cell>
          <table:table-cell office:value-type="float" office:value="1.01" table:style-name="ce20">
            <text:p>1.01</text:p>
          </table:table-cell>
          <table:table-cell office:value-type="string" table:style-name="ce10">
            <text:p>|</text:p>
          </table:table-cell>
          <table:table-cell table:style-name="ce10"/>
          <table:table-cell office:value-type="time" office:time-value="PT10H24M54S" table:style-name="ce14">
            <text:p>10:24:54</text:p>
          </table:table-cell>
          <table:table-cell office:value-type="float" office:value="2.12" table:style-name="ce16">
            <text:p>2.12</text:p>
          </table:table-cell>
          <table:table-cell office:value-type="string" table:style-name="ce10">
            <text:p>Start</text:p>
          </table:table-cell>
          <table:table-cell table:style-name="ce10"/>
          <table:table-cell office:value-type="time" office:time-value="PT9H56M2S" table:style-name="ce14">
            <text:p>09:56:02</text:p>
          </table:table-cell>
          <table:table-cell office:value-type="float" office:value="0.17399999999999999" table:style-name="ce17">
            <text:p>0.174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10H5M5S" table:style-name="ce14">
            <text:p>10:05:05</text:p>
          </table:table-cell>
          <table:table-cell office:value-type="float" office:value="1.05" table:style-name="ce20">
            <text:p>1.05</text:p>
          </table:table-cell>
          <table:table-cell office:value-type="string" table:style-name="ce10">
            <text:p>\/</text:p>
          </table:table-cell>
          <table:table-cell table:style-name="ce10"/>
          <table:table-cell office:value-type="time" office:time-value="PT10H35M13S" table:style-name="ce14">
            <text:p>10:35:13</text:p>
          </table:table-cell>
          <table:table-cell office:value-type="float" office:value="2.17" table:style-name="ce16">
            <text:p>2.17</text:p>
          </table:table-cell>
          <table:table-cell table:number-columns-repeated="2" table:style-name="ce10"/>
          <table:table-cell office:value-type="time" office:time-value="PT9H56M38S" table:style-name="ce14">
            <text:p>09:56:38</text:p>
          </table:table-cell>
          <table:table-cell office:value-type="float" office:value="0.17100000000000001" table:style-name="ce17">
            <text:p>0.171</text:p>
          </table:table-cell>
          <table:table-cell office:value-type="string" table:style-name="ce10">
            <text:p>Down</text:p>
          </table:table-cell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10H5M8S" table:style-name="ce14">
            <text:p>10:05:08</text:p>
          </table:table-cell>
          <table:table-cell office:value-type="float" office:value="1.06" table:style-name="ce20">
            <text:p>1.06</text:p>
          </table:table-cell>
          <table:table-cell office:value-type="string" table:style-name="ce10">
            <text:p>High</text:p>
          </table:table-cell>
          <table:table-cell table:style-name="ce10"/>
          <table:table-cell office:value-type="time" office:time-value="PT10H37M36S" table:style-name="ce14">
            <text:p>10:37:36</text:p>
          </table:table-cell>
          <table:table-cell office:value-type="float" office:value="2.2000000000000002" table:style-name="ce15">
            <text:p>2.20</text:p>
          </table:table-cell>
          <table:table-cell office:value-type="string" table:style-name="ce10">
            <text:p>Break</text:p>
          </table:table-cell>
          <table:table-cell table:style-name="ce10"/>
          <table:table-cell office:value-type="time" office:time-value="PT9H56M45S" table:style-name="ce14">
            <text:p>09:56:45</text:p>
          </table:table-cell>
          <table:table-cell office:value-type="float" office:value="0.17299999999999999" table:style-name="ce17">
            <text:p>0.173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10H6M50S" table:style-name="ce14">
            <text:p>10:06:50</text:p>
          </table:table-cell>
          <table:table-cell office:value-type="float" office:value="1.03" table:style-name="ce20">
            <text:p>1.03</text:p>
          </table:table-cell>
          <table:table-cell office:value-type="string" table:style-name="ce10">
            <text:p>quick</text:p>
          </table:table-cell>
          <table:table-cell table:style-name="ce10"/>
          <table:table-cell office:value-type="time" office:time-value="PT10H38M48S" table:style-name="ce14">
            <text:p>10:38:48</text:p>
          </table:table-cell>
          <table:table-cell office:value-type="float" office:value="2.25" table:style-name="ce20">
            <text:p>2.25</text:p>
          </table:table-cell>
          <table:table-cell table:number-columns-repeated="2" table:style-name="ce10"/>
          <table:table-cell office:value-type="time" office:time-value="PT10H11M4S" table:style-name="ce14">
            <text:p>10:11:04</text:p>
          </table:table-cell>
          <table:table-cell office:value-type="float" office:value="0.16500000000000001" table:style-name="ce17">
            <text:p>0.165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10H7M54S" table:style-name="ce14">
            <text:p>10:07:54</text:p>
          </table:table-cell>
          <table:table-cell office:value-type="float" office:value="1.06" table:style-name="ce20">
            <text:p>1.06</text:p>
          </table:table-cell>
          <table:table-cell office:value-type="string" table:style-name="ce10">
            <text:p>High</text:p>
          </table:table-cell>
          <table:table-cell table:style-name="ce10"/>
          <table:table-cell office:value-type="time" office:time-value="PT10H41M23S" table:style-name="ce14">
            <text:p>10:41:23</text:p>
          </table:table-cell>
          <table:table-cell office:value-type="float" office:value="2.23" table:style-name="ce20">
            <text:p>2.23</text:p>
          </table:table-cell>
          <table:table-cell office:value-type="string" table:style-name="ce10">
            <text:p>Down</text:p>
          </table:table-cell>
          <table:table-cell table:style-name="ce10"/>
          <table:table-cell office:value-type="time" office:time-value="PT10H33M18S" table:style-name="ce14">
            <text:p>10:33:18</text:p>
          </table:table-cell>
          <table:table-cell office:value-type="float" office:value="0.17399999999999999" table:style-name="ce17">
            <text:p>0.174</text:p>
          </table:table-cell>
          <table:table-cell office:value-type="string" table:style-name="ce10">
            <text:p>Up</text:p>
          </table:table-cell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10H17M48S" table:style-name="ce14">
            <text:p>10:17:48</text:p>
          </table:table-cell>
          <table:table-cell office:value-type="float" office:value="0.99" table:style-name="ce20">
            <text:p>0.99</text:p>
          </table:table-cell>
          <table:table-cell office:value-type="string" table:style-name="ce10">
            <text:p>Down</text:p>
          </table:table-cell>
          <table:table-cell table:style-name="ce10"/>
          <table:table-cell office:value-type="time" office:time-value="PT10H46M39S" table:style-name="ce14">
            <text:p>10:46:39</text:p>
          </table:table-cell>
          <table:table-cell office:value-type="float" office:value="2.2999999999999998" table:style-name="ce20">
            <text:p>2.30</text:p>
          </table:table-cell>
          <table:table-cell office:value-type="string" table:style-name="ce10">
            <text:p>*</text:p>
          </table:table-cell>
          <table:table-cell table:style-name="ce10"/>
          <table:table-cell office:value-type="time" office:time-value="PT10H50M27S" table:style-name="ce14">
            <text:p>10:50:27</text:p>
          </table:table-cell>
          <table:table-cell office:value-type="float" office:value="0.16900000000000001" table:style-name="ce17">
            <text:p>0.169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/>
          <table:table-cell office:value-type="time" office:time-value="PT10H21M7S" table:style-name="ce14">
            <text:p>10:21:07</text:p>
          </table:table-cell>
          <table:table-cell office:value-type="float" office:value="1.03" table:style-name="ce20">
            <text:p>1.03</text:p>
          </table:table-cell>
          <table:table-cell office:value-type="string" table:style-name="ce10">
            <text:p>Up</text:p>
          </table:table-cell>
          <table:table-cell table:style-name="ce10"/>
          <table:table-cell office:value-type="time" office:time-value="PT10H46M43S" table:style-name="ce14">
            <text:p>10:46:43</text:p>
          </table:table-cell>
          <table:table-cell office:value-type="float" office:value="2.27" table:style-name="ce20">
            <text:p>2.27</text:p>
          </table:table-cell>
          <table:table-cell office:value-type="string" table:style-name="ce10">
            <text:p>quick</text:p>
          </table:table-cell>
          <table:table-cell table:style-name="ce10"/>
          <table:table-cell office:value-type="time" office:time-value="PT11H14M52S" table:style-name="ce14">
            <text:p>11:14:52</text:p>
          </table:table-cell>
          <table:table-cell office:value-type="float" office:value="0.17199999999999999" table:style-name="ce17">
            <text:p>0.172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/>
          <table:table-cell office:value-type="time" office:time-value="PT10H29M13S" table:style-name="ce14">
            <text:p>10:29:13</text:p>
          </table:table-cell>
          <table:table-cell office:value-type="float" office:value="1" table:style-name="ce20">
            <text:p>1.00</text:p>
          </table:table-cell>
          <table:table-cell office:value-type="string" table:style-name="ce10">
            <text:p>Down</text:p>
          </table:table-cell>
          <table:table-cell table:style-name="ce10"/>
          <table:table-cell office:value-type="time" office:time-value="PT10H48M46S" table:style-name="ce14">
            <text:p>10:48:46</text:p>
          </table:table-cell>
          <table:table-cell office:value-type="float" office:value="2.2999999999999998" table:style-name="ce20">
            <text:p>2.30</text:p>
          </table:table-cell>
          <table:table-cell office:value-type="string" table:style-name="ce10">
            <text:p>*</text:p>
          </table:table-cell>
          <table:table-cell table:style-name="ce10"/>
          <table:table-cell office:value-type="time" office:time-value="PT11H46M20S" table:style-name="ce14">
            <text:p>11:46:20</text:p>
          </table:table-cell>
          <table:table-cell office:value-type="float" office:value="0.16800000000000001" table:style-name="ce17">
            <text:p>0.168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/>
          <table:table-cell office:value-type="time" office:time-value="PT10H37M13S" table:style-name="ce14">
            <text:p>10:37:13</text:p>
          </table:table-cell>
          <table:table-cell office:value-type="float" office:value="1.02" table:style-name="ce20">
            <text:p>1.02</text:p>
          </table:table-cell>
          <table:table-cell office:value-type="string" table:style-name="ce10">
            <text:p>Up</text:p>
          </table:table-cell>
          <table:table-cell table:style-name="ce10"/>
          <table:table-cell office:value-type="time" office:time-value="PT10H49M48S" table:style-name="ce14">
            <text:p>10:49:48</text:p>
          </table:table-cell>
          <table:table-cell office:value-type="float" office:value="2.2599999999999998" table:style-name="ce20">
            <text:p>2.26</text:p>
          </table:table-cell>
          <table:table-cell office:value-type="string" table:style-name="ce10">
            <text:p>|</text:p>
          </table:table-cell>
          <table:table-cell table:style-name="ce10"/>
          <table:table-cell office:value-type="time" office:time-value="PT14H20M20S" table:style-name="ce14">
            <text:p>14:20:20</text:p>
          </table:table-cell>
          <table:table-cell office:value-type="float" office:value="0.16600000000000001" table:style-name="ce17">
            <text:p>0.166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/>
          <table:table-cell office:value-type="time" office:time-value="PT11H28M59S" table:style-name="ce14">
            <text:p>11:28:59</text:p>
          </table:table-cell>
          <table:table-cell office:value-type="float" office:value="0.99" table:style-name="ce20">
            <text:p>0.99</text:p>
          </table:table-cell>
          <table:table-cell office:value-type="string" table:style-name="ce10">
            <text:p>Down</text:p>
          </table:table-cell>
          <table:table-cell table:style-name="ce10"/>
          <table:table-cell office:value-type="time" office:time-value="PT10H51M29S" table:style-name="ce14">
            <text:p>10:51:29</text:p>
          </table:table-cell>
          <table:table-cell office:value-type="float" office:value="2.29" table:style-name="ce20">
            <text:p>2.29</text:p>
          </table:table-cell>
          <table:table-cell office:value-type="string" table:style-name="ce10">
            <text:p>|</text:p>
          </table:table-cell>
          <table:table-cell table:style-name="ce10"/>
          <table:table-cell office:value-type="time" office:time-value="PT14H53M24S" table:style-name="ce14">
            <text:p>14:53:24</text:p>
          </table:table-cell>
          <table:table-cell office:value-type="float" office:value="0.16800000000000001" table:style-name="ce17">
            <text:p>0.168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/>
          <table:table-cell office:value-type="time" office:time-value="PT11H55M55S" table:style-name="ce14">
            <text:p>11:55:55</text:p>
          </table:table-cell>
          <table:table-cell office:value-type="float" office:value="1.05" table:style-name="ce20">
            <text:p>1.05</text:p>
          </table:table-cell>
          <table:table-cell office:value-type="string" table:style-name="ce10">
            <text:p>Up</text:p>
          </table:table-cell>
          <table:table-cell table:style-name="ce10"/>
          <table:table-cell office:value-type="time" office:time-value="PT10H55M32S" table:style-name="ce14">
            <text:p>10:55:32</text:p>
          </table:table-cell>
          <table:table-cell office:value-type="float" office:value="2.27" table:style-name="ce20">
            <text:p>2.27</text:p>
          </table:table-cell>
          <table:table-cell office:value-type="string" table:style-name="ce10">
            <text:p>|</text:p>
          </table:table-cell>
          <table:table-cell table:style-name="ce10"/>
          <table:table-cell office:value-type="time" office:time-value="PT15H24M26S" table:style-name="ce14">
            <text:p>15:24:26</text:p>
          </table:table-cell>
          <table:table-cell office:value-type="float" office:value="0.16600000000000001" table:style-name="ce17">
            <text:p>0.166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/>
          <table:table-cell office:value-type="time" office:time-value="PT13H34M59S" table:style-name="ce14">
            <text:p>13:34:59</text:p>
          </table:table-cell>
          <table:table-cell office:value-type="float" office:value="1.02" table:style-name="ce20">
            <text:p>1.02</text:p>
          </table:table-cell>
          <table:table-cell office:value-type="string" table:style-name="ce10">
            <text:p>Down</text:p>
          </table:table-cell>
          <table:table-cell table:style-name="ce10"/>
          <table:table-cell office:value-type="time" office:time-value="PT11H1M22S" table:style-name="ce14">
            <text:p>11:01:22</text:p>
          </table:table-cell>
          <table:table-cell office:value-type="float" office:value="2.31" table:style-name="ce20">
            <text:p>2.31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/>
          <table:table-cell office:value-type="time" office:time-value="PT14H37M7S" table:style-name="ce14">
            <text:p>14:37:07</text:p>
          </table:table-cell>
          <table:table-cell office:value-type="float" office:value="0.99" table:style-name="ce20">
            <text:p>0.99</text:p>
          </table:table-cell>
          <table:table-cell table:number-columns-repeated="2" table:style-name="ce10"/>
          <table:table-cell office:value-type="time" office:time-value="PT11H5M1S" table:style-name="ce14">
            <text:p>11:05:01</text:p>
          </table:table-cell>
          <table:table-cell office:value-type="float" office:value="2.2999999999999998" table:style-name="ce20">
            <text:p>2.30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/>
          <table:table-cell office:value-type="time" office:time-value="PT14H59M5S" table:style-name="ce14">
            <text:p>14:59:05</text:p>
          </table:table-cell>
          <table:table-cell office:value-type="float" office:value="0.94" table:style-name="ce20">
            <text:p>0.94</text:p>
          </table:table-cell>
          <table:table-cell table:number-columns-repeated="2" table:style-name="ce10"/>
          <table:table-cell office:value-type="time" office:time-value="PT11H8M43S" table:style-name="ce14">
            <text:p>11:08:43</text:p>
          </table:table-cell>
          <table:table-cell office:value-type="float" office:value="2.37" table:style-name="ce20">
            <text:p>2.37</text:p>
          </table:table-cell>
          <table:table-cell office:value-type="string" table:style-name="ce10">
            <text:p>\/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/>
          <table:table-cell office:value-type="time" office:time-value="PT15H29M55S" table:style-name="ce14">
            <text:p>15:29:55</text:p>
          </table:table-cell>
          <table:table-cell office:value-type="float" office:value="1" table:style-name="ce20">
            <text:p>1.00</text:p>
          </table:table-cell>
          <table:table-cell office:value-type="string" table:style-name="ce10">
            <text:p>Up</text:p>
          </table:table-cell>
          <table:table-cell table:style-name="ce10"/>
          <table:table-cell office:value-type="time" office:time-value="PT11H14M24S" table:style-name="ce14">
            <text:p>11:14:24</text:p>
          </table:table-cell>
          <table:table-cell office:value-type="float" office:value="2.31" table:style-name="ce20">
            <text:p>2.31</text:p>
          </table:table-cell>
          <table:table-cell office:value-type="string" table:style-name="ce10">
            <text:p>quick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/>
          <table:table-cell table:style-name="ce8"/>
          <table:table-cell table:style-name="ce9"/>
          <table:table-cell table:number-columns-repeated="2" table:style-name="ce10"/>
          <table:table-cell office:value-type="time" office:time-value="PT11H16M38S" table:style-name="ce14">
            <text:p>11:16:38</text:p>
          </table:table-cell>
          <table:table-cell office:value-type="float" office:value="2.33" table:style-name="ce20">
            <text:p>2.33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/>
          <table:table-cell table:style-name="ce8"/>
          <table:table-cell table:style-name="ce9"/>
          <table:table-cell table:number-columns-repeated="2" table:style-name="ce10"/>
          <table:table-cell office:value-type="time" office:time-value="PT11H22M59S" table:style-name="ce14">
            <text:p>11:22:59</text:p>
          </table:table-cell>
          <table:table-cell office:value-type="float" office:value="2.4" table:style-name="ce20">
            <text:p>2.40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/>
          <table:table-cell table:style-name="ce8"/>
          <table:table-cell table:style-name="ce9"/>
          <table:table-cell table:number-columns-repeated="2" table:style-name="ce10"/>
          <table:table-cell office:value-type="time" office:time-value="PT11H27M12S" table:style-name="ce14">
            <text:p>11:27:12</text:p>
          </table:table-cell>
          <table:table-cell office:value-type="float" office:value="2.37" table:style-name="ce20">
            <text:p>2.37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/>
          <table:table-cell table:style-name="ce8"/>
          <table:table-cell table:style-name="ce9"/>
          <table:table-cell table:number-columns-repeated="2" table:style-name="ce10"/>
          <table:table-cell office:value-type="time" office:time-value="PT11H30M6S" table:style-name="ce14">
            <text:p>11:30:06</text:p>
          </table:table-cell>
          <table:table-cell office:value-type="float" office:value="2.4" table:style-name="ce20">
            <text:p>2.40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number-columns-repeated="16372" table:style-name="ce1"/>
        </table:table-row>
        <table:table-row table:style-name="ro1">
          <table:table-cell/>
          <table:table-cell table:style-name="ce8"/>
          <table:table-cell table:style-name="ce9"/>
          <table:table-cell table:number-columns-repeated="2" table:style-name="ce10"/>
          <table:table-cell office:value-type="time" office:time-value="PT11H52M59S" table:style-name="ce14">
            <text:p>11:52:59</text:p>
          </table:table-cell>
          <table:table-cell office:value-type="float" office:value="2.42" table:style-name="ce20">
            <text:p>2.42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number-columns-repeated="16372" table:style-name="ce1"/>
        </table:table-row>
        <table:table-row table:style-name="ro1">
          <table:table-cell/>
          <table:table-cell table:style-name="ce8"/>
          <table:table-cell table:style-name="ce9"/>
          <table:table-cell table:number-columns-repeated="2" table:style-name="ce10"/>
          <table:table-cell office:value-type="time" office:time-value="PT13H30M23S" table:style-name="ce14">
            <text:p>13:30:23</text:p>
          </table:table-cell>
          <table:table-cell office:value-type="float" office:value="2.4300000000000002" table:style-name="ce20">
            <text:p>2.43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number-columns-repeated="16372" table:style-name="ce1"/>
        </table:table-row>
        <table:table-row table:style-name="ro1">
          <table:table-cell/>
          <table:table-cell table:style-name="ce8"/>
          <table:table-cell table:style-name="ce9"/>
          <table:table-cell table:number-columns-repeated="2" table:style-name="ce10"/>
          <table:table-cell office:value-type="time" office:time-value="PT13H39M9S" table:style-name="ce14">
            <text:p>13:39:09</text:p>
          </table:table-cell>
          <table:table-cell office:value-type="float" office:value="2.4500000000000002" table:style-name="ce20">
            <text:p>2.45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number-columns-repeated="16372" table:style-name="ce1"/>
        </table:table-row>
        <table:table-row table:style-name="ro1">
          <table:table-cell table:style-name="ce10"/>
          <table:table-cell table:style-name="ce8"/>
          <table:table-cell table:style-name="ce9"/>
          <table:table-cell table:number-columns-repeated="2" table:style-name="ce10"/>
          <table:table-cell office:value-type="time" office:time-value="PT13H46M40S" table:style-name="ce14">
            <text:p>13:46:40</text:p>
          </table:table-cell>
          <table:table-cell office:value-type="float" office:value="2.41" table:style-name="ce20">
            <text:p>2.41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 table:style-name="ce10"/>
          <table:table-cell table:style-name="ce8"/>
          <table:table-cell table:style-name="ce9"/>
          <table:table-cell table:number-columns-repeated="2" table:style-name="ce10"/>
          <table:table-cell office:value-type="time" office:time-value="PT14H7M52S" table:style-name="ce14">
            <text:p>14:07:52</text:p>
          </table:table-cell>
          <table:table-cell office:value-type="float" office:value="2.48" table:style-name="ce20">
            <text:p>2.48</text:p>
          </table:table-cell>
          <table:table-cell office:value-type="string" table:style-name="ce10">
            <text:p>\/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 table:style-name="ce10"/>
          <table:table-cell table:style-name="ce8"/>
          <table:table-cell table:style-name="ce9"/>
          <table:table-cell table:number-columns-repeated="2" table:style-name="ce10"/>
          <table:table-cell office:value-type="time" office:time-value="PT14H15M43S" table:style-name="ce14">
            <text:p>14:15:43</text:p>
          </table:table-cell>
          <table:table-cell office:value-type="float" office:value="2.44" table:style-name="ce20">
            <text:p>2.44</text:p>
          </table:table-cell>
          <table:table-cell office:value-type="string" table:style-name="ce10">
            <text:p>quick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 table:style-name="ce10"/>
          <table:table-cell table:style-name="ce8"/>
          <table:table-cell table:style-name="ce9"/>
          <table:table-cell table:number-columns-repeated="2" table:style-name="ce10"/>
          <table:table-cell office:value-type="time" office:time-value="PT14H33M20S" table:style-name="ce14">
            <text:p>14:33:20</text:p>
          </table:table-cell>
          <table:table-cell office:value-type="float" office:value="2.4700000000000002" table:style-name="ce20">
            <text:p>2.47</text:p>
          </table:table-cell>
          <table:table-cell table:number-columns-repeated="2"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 table:style-name="ce10"/>
          <table:table-cell table:style-name="ce8"/>
          <table:table-cell table:style-name="ce9"/>
          <table:table-cell table:number-columns-repeated="2" table:style-name="ce10"/>
          <table:table-cell office:value-type="time" office:time-value="PT14H41M46S" table:style-name="ce14">
            <text:p>14:41:46</text:p>
          </table:table-cell>
          <table:table-cell office:value-type="float" office:value="2.3199999999999998" table:style-name="ce20">
            <text:p>2.32</text:p>
          </table:table-cell>
          <table:table-cell office:value-type="string" table:style-name="ce10">
            <text:p>/\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 table:style-name="ce10"/>
          <table:table-cell table:style-name="ce8"/>
          <table:table-cell table:style-name="ce9"/>
          <table:table-cell table:number-columns-repeated="2" table:style-name="ce10"/>
          <table:table-cell office:value-type="time" office:time-value="PT14H58M41S" table:style-name="ce14">
            <text:p>14:58:41</text:p>
          </table:table-cell>
          <table:table-cell office:value-type="float" office:value="2.39" table:style-name="ce20">
            <text:p>2.39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 table:style-name="ce10"/>
          <table:table-cell table:style-name="ce8"/>
          <table:table-cell table:style-name="ce9"/>
          <table:table-cell table:number-columns-repeated="2" table:style-name="ce10"/>
          <table:table-cell office:value-type="time" office:time-value="PT15H5M13S" table:style-name="ce14">
            <text:p>15:05:13</text:p>
          </table:table-cell>
          <table:table-cell office:value-type="float" office:value="2.37" table:style-name="ce20">
            <text:p>2.37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number-rows-repeated="3" table:style-name="ro4">
          <table:table-cell table:number-columns-repeated="16384"/>
        </table:table-row>
        <table:table-row table:style-name="ro1">
          <table:table-cell office:value-type="date" office:date-value="2016-09-14T00:00:00" table:style-name="ce7">
            <text:p>09/14/16</text:p>
          </table:table-cell>
          <table:table-cell table:style-name="ce8"/>
          <table:table-cell table:style-name="ce9"/>
          <table:table-cell table:number-columns-repeated="2" table:style-name="ce10"/>
          <table:table-cell table:style-name="ce8"/>
          <table:table-cell office:value-type="float" office:value="1" table:style-name="ce22">
            <text:p>1</text:p>
          </table:table-cell>
          <table:table-cell office:value-type="float" office:value="0.187" table:style-name="ce22">
            <text:p>0.187</text:p>
          </table:table-cell>
          <table:table-cell office:value-type="float" office:value="4610000" table:style-name="ce22">
            <text:p>4610000</text:p>
          </table:table-cell>
          <table:table-cell office:value-type="float" office:value="862070" table:style-name="ce22">
            <text:p>862070</text:p>
          </table:table-cell>
          <table:table-cell office:value-type="float" office:value="26" table:style-name="ce22">
            <text:p>26</text:p>
          </table:table-cell>
          <table:table-cell office:value-type="percentage" office:value="1.421E-2" table:style-name="ce23">
            <text:p>1.42%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8">
            <text:p>PXP</text:p>
          </table:table-cell>
          <table:table-cell office:value-type="float" office:value="2.87" table:style-name="ce24">
            <text:p>2.87</text:p>
          </table:table-cell>
          <table:table-cell office:value-type="string" table:style-name="ce9">
            <text:p>OPEN</text:p>
          </table:table-cell>
          <table:table-cell table:style-name="ce10"/>
          <table:table-cell table:style-name="ce8"/>
          <table:table-cell office:value-type="float" office:value="2" table:style-name="ce22">
            <text:p>2</text:p>
          </table:table-cell>
          <table:table-cell office:value-type="float" office:value="0.188" table:style-name="ce22">
            <text:p>0.188</text:p>
          </table:table-cell>
          <table:table-cell office:value-type="float" office:value="7390000" table:style-name="ce22">
            <text:p>7390000</text:p>
          </table:table-cell>
          <table:table-cell office:value-type="float" office:value="1389320" table:style-name="ce22">
            <text:p>1389320</text:p>
          </table:table-cell>
          <table:table-cell office:value-type="float" office:value="50" table:style-name="ce22">
            <text:p>50</text:p>
          </table:table-cell>
          <table:table-cell office:value-type="percentage" office:value="2.2901000000000001E-2" table:style-name="ce23">
            <text:p>2.29%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time" office:time-value="PT9H33M13S" table:style-name="ce25">
            <text:p>09:33:13</text:p>
          </table:table-cell>
          <table:table-cell office:value-type="float" office:value="3.05" table:style-name="ce24">
            <text:p>3.05</text:p>
          </table:table-cell>
          <table:table-cell table:style-name="ce9"/>
          <table:table-cell table:style-name="ce10"/>
          <table:table-cell table:style-name="ce8"/>
          <table:table-cell office:value-type="float" office:value="3" table:style-name="ce22">
            <text:p>3</text:p>
          </table:table-cell>
          <table:table-cell office:value-type="float" office:value="0.189" table:style-name="ce22">
            <text:p>0.189</text:p>
          </table:table-cell>
          <table:table-cell office:value-type="float" office:value="11490000" table:style-name="ce22">
            <text:p>11490000</text:p>
          </table:table-cell>
          <table:table-cell office:value-type="float" office:value="2171610" table:style-name="ce22">
            <text:p>2171610</text:p>
          </table:table-cell>
          <table:table-cell office:value-type="float" office:value="36" table:style-name="ce22">
            <text:p>36</text:p>
          </table:table-cell>
          <table:table-cell office:value-type="percentage" office:value="3.5796000000000001E-2" table:style-name="ce23">
            <text:p>3.58%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time" office:time-value="PT9H33M24S" table:style-name="ce25">
            <text:p>09:33:24</text:p>
          </table:table-cell>
          <table:table-cell office:value-type="float" office:value="3.01" table:style-name="ce24">
            <text:p>3.01</text:p>
          </table:table-cell>
          <table:table-cell office:value-type="string" table:style-name="ce9">
            <text:p>quick</text:p>
          </table:table-cell>
          <table:table-cell table:style-name="ce10"/>
          <table:table-cell table:style-name="ce8"/>
          <table:table-cell office:value-type="float" office:value="4" table:style-name="ce22">
            <text:p>4</text:p>
          </table:table-cell>
          <table:table-cell office:value-type="float" office:value="0.19" table:style-name="ce22">
            <text:p>0.19</text:p>
          </table:table-cell>
          <table:table-cell office:value-type="float" office:value="38780000" table:style-name="ce22">
            <text:p>38780000</text:p>
          </table:table-cell>
          <table:table-cell office:value-type="float" office:value="7368200" table:style-name="ce22">
            <text:p>7368200</text:p>
          </table:table-cell>
          <table:table-cell office:value-type="float" office:value="210" table:style-name="ce22">
            <text:p>210</text:p>
          </table:table-cell>
          <table:table-cell office:value-type="percentage" office:value="0.12145400000000001" table:style-name="ce23">
            <text:p>12.15%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time" office:time-value="PT9H36M13S" table:style-name="ce25">
            <text:p>09:36:13</text:p>
          </table:table-cell>
          <table:table-cell office:value-type="float" office:value="3.05" table:style-name="ce24">
            <text:p>3.05</text:p>
          </table:table-cell>
          <table:table-cell table:style-name="ce9"/>
          <table:table-cell table:style-name="ce10"/>
          <table:table-cell table:style-name="ce8"/>
          <table:table-cell office:value-type="float" office:value="5" table:style-name="ce22">
            <text:p>5</text:p>
          </table:table-cell>
          <table:table-cell office:value-type="float" office:value="0.191" table:style-name="ce22">
            <text:p>0.191</text:p>
          </table:table-cell>
          <table:table-cell office:value-type="float" office:value="21490000" table:style-name="ce22">
            <text:p>21490000</text:p>
          </table:table-cell>
          <table:table-cell office:value-type="float" office:value="4104590" table:style-name="ce22">
            <text:p>4104590</text:p>
          </table:table-cell>
          <table:table-cell office:value-type="float" office:value="118" table:style-name="ce22">
            <text:p>118</text:p>
          </table:table-cell>
          <table:table-cell office:value-type="percentage" office:value="6.7657999999999996E-2" table:style-name="ce23">
            <text:p>6.77%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time" office:time-value="PT9H41M33S" table:style-name="ce25">
            <text:p>09:41:33</text:p>
          </table:table-cell>
          <table:table-cell office:value-type="float" office:value="3.01" table:style-name="ce24">
            <text:p>3.01</text:p>
          </table:table-cell>
          <table:table-cell office:value-type="string" table:style-name="ce9">
            <text:p>start</text:p>
          </table:table-cell>
          <table:table-cell table:style-name="ce10"/>
          <table:table-cell table:style-name="ce8"/>
          <table:table-cell office:value-type="float" office:value="6" table:style-name="ce22">
            <text:p>6</text:p>
          </table:table-cell>
          <table:table-cell office:value-type="float" office:value="0.192" table:style-name="ce22">
            <text:p>0.192</text:p>
          </table:table-cell>
          <table:table-cell office:value-type="float" office:value="9140000" table:style-name="ce22">
            <text:p>9140000</text:p>
          </table:table-cell>
          <table:table-cell office:value-type="float" office:value="1754880" table:style-name="ce22">
            <text:p>1754880</text:p>
          </table:table-cell>
          <table:table-cell office:value-type="float" office:value="66" table:style-name="ce22">
            <text:p>66</text:p>
          </table:table-cell>
          <table:table-cell office:value-type="percentage" office:value="2.8927000000000001E-2" table:style-name="ce23">
            <text:p>2.89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9H55M50S" table:style-name="ce25">
            <text:p>09:55:50</text:p>
          </table:table-cell>
          <table:table-cell office:value-type="float" office:value="3.25" table:style-name="ce24">
            <text:p>3.25</text:p>
          </table:table-cell>
          <table:table-cell office:value-type="string" table:style-name="ce9">
            <text:p>UP</text:p>
          </table:table-cell>
          <table:table-cell table:style-name="ce10"/>
          <table:table-cell table:style-name="ce8"/>
          <table:table-cell office:value-type="float" office:value="7" table:style-name="ce22">
            <text:p>7</text:p>
          </table:table-cell>
          <table:table-cell office:value-type="float" office:value="0.193" table:style-name="ce22">
            <text:p>0.193</text:p>
          </table:table-cell>
          <table:table-cell office:value-type="float" office:value="16270000" table:style-name="ce22">
            <text:p>16270000</text:p>
          </table:table-cell>
          <table:table-cell office:value-type="float" office:value="3140110" table:style-name="ce22">
            <text:p>3140110</text:p>
          </table:table-cell>
          <table:table-cell office:value-type="float" office:value="97" table:style-name="ce22">
            <text:p>97</text:p>
          </table:table-cell>
          <table:table-cell office:value-type="percentage" office:value="5.176E-2" table:style-name="ce23">
            <text:p>5.18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9H56M19S" table:style-name="ce25">
            <text:p>09:56:19</text:p>
          </table:table-cell>
          <table:table-cell office:value-type="float" office:value="3.2" table:style-name="ce24">
            <text:p>3.20</text:p>
          </table:table-cell>
          <table:table-cell office:value-type="string" table:style-name="ce9">
            <text:p>quick</text:p>
          </table:table-cell>
          <table:table-cell table:style-name="ce10"/>
          <table:table-cell table:style-name="ce8"/>
          <table:table-cell office:value-type="float" office:value="8" table:style-name="ce22">
            <text:p>8</text:p>
          </table:table-cell>
          <table:table-cell office:value-type="float" office:value="0.19400000000000001" table:style-name="ce22">
            <text:p>0.194</text:p>
          </table:table-cell>
          <table:table-cell office:value-type="float" office:value="16910000" table:style-name="ce22">
            <text:p>16910000</text:p>
          </table:table-cell>
          <table:table-cell office:value-type="float" office:value="3280540" table:style-name="ce22">
            <text:p>3280540</text:p>
          </table:table-cell>
          <table:table-cell office:value-type="float" office:value="94" table:style-name="ce22">
            <text:p>94</text:p>
          </table:table-cell>
          <table:table-cell office:value-type="percentage" office:value="5.4074999999999998E-2" table:style-name="ce23">
            <text:p>5.41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9H58M9S" table:style-name="ce25">
            <text:p>09:58:09</text:p>
          </table:table-cell>
          <table:table-cell office:value-type="float" office:value="3.27" table:style-name="ce24">
            <text:p>3.27</text:p>
          </table:table-cell>
          <table:table-cell table:number-columns-repeated="2" table:style-name="ce10"/>
          <table:table-cell table:style-name="ce8"/>
          <table:table-cell office:value-type="float" office:value="9" table:style-name="ce22">
            <text:p>9</text:p>
          </table:table-cell>
          <table:table-cell office:value-type="float" office:value="0.19500000000000001" table:style-name="ce22">
            <text:p>0.195</text:p>
          </table:table-cell>
          <table:table-cell office:value-type="float" office:value="21250000" table:style-name="ce22">
            <text:p>21250000</text:p>
          </table:table-cell>
          <table:table-cell office:value-type="float" office:value="4143750" table:style-name="ce22">
            <text:p>4143750</text:p>
          </table:table-cell>
          <table:table-cell office:value-type="float" office:value="66" table:style-name="ce22">
            <text:p>66</text:p>
          </table:table-cell>
          <table:table-cell office:value-type="percentage" office:value="6.8304000000000004E-2" table:style-name="ce23">
            <text:p>6.83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9H58M37S" table:style-name="ce25">
            <text:p>09:58:37</text:p>
          </table:table-cell>
          <table:table-cell office:value-type="float" office:value="3.3" table:style-name="ce24">
            <text:p>3.30</text:p>
          </table:table-cell>
          <table:table-cell table:number-columns-repeated="2" table:style-name="ce10"/>
          <table:table-cell table:style-name="ce8"/>
          <table:table-cell office:value-type="float" office:value="10" table:style-name="ce22">
            <text:p>10</text:p>
          </table:table-cell>
          <table:table-cell office:value-type="float" office:value="0.19600000000000001" table:style-name="ce22">
            <text:p>0.196</text:p>
          </table:table-cell>
          <table:table-cell office:value-type="float" office:value="20070000" table:style-name="ce22">
            <text:p>20070000</text:p>
          </table:table-cell>
          <table:table-cell office:value-type="float" office:value="3933720" table:style-name="ce22">
            <text:p>3933720</text:p>
          </table:table-cell>
          <table:table-cell office:value-type="float" office:value="109" table:style-name="ce22">
            <text:p>109</text:p>
          </table:table-cell>
          <table:table-cell office:value-type="percentage" office:value="6.4841999999999997E-2" table:style-name="ce23">
            <text:p>6.48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10H1M57S" table:style-name="ce25">
            <text:p>10:01:57</text:p>
          </table:table-cell>
          <table:table-cell office:value-type="float" office:value="3.4" table:style-name="ce24">
            <text:p>3.40</text:p>
          </table:table-cell>
          <table:table-cell office:value-type="string" table:style-name="ce10">
            <text:p>UP</text:p>
          </table:table-cell>
          <table:table-cell table:style-name="ce10"/>
          <table:table-cell table:style-name="ce8"/>
          <table:table-cell office:value-type="float" office:value="11" table:style-name="ce22">
            <text:p>11</text:p>
          </table:table-cell>
          <table:table-cell office:value-type="float" office:value="0.19700000000000001" table:style-name="ce22">
            <text:p>0.197</text:p>
          </table:table-cell>
          <table:table-cell office:value-type="float" office:value="29170000" table:style-name="ce22">
            <text:p>29170000</text:p>
          </table:table-cell>
          <table:table-cell office:value-type="float" office:value="5746490" table:style-name="ce22">
            <text:p>5746490</text:p>
          </table:table-cell>
          <table:table-cell office:value-type="float" office:value="152" table:style-name="ce22">
            <text:p>152</text:p>
          </table:table-cell>
          <table:table-cell office:value-type="percentage" office:value="9.4723000000000002E-2" table:style-name="ce23">
            <text:p>9.47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10H2M4S" table:style-name="ce25">
            <text:p>10:02:04</text:p>
          </table:table-cell>
          <table:table-cell office:value-type="float" office:value="3.36" table:style-name="ce24">
            <text:p>3.36</text:p>
          </table:table-cell>
          <table:table-cell office:value-type="string" table:style-name="ce10">
            <text:p>quick</text:p>
          </table:table-cell>
          <table:table-cell table:style-name="ce10"/>
          <table:table-cell table:style-name="ce8"/>
          <table:table-cell office:value-type="float" office:value="12" table:style-name="ce22">
            <text:p>12</text:p>
          </table:table-cell>
          <table:table-cell office:value-type="float" office:value="0.19800000000000001" table:style-name="ce22">
            <text:p>0.198</text:p>
          </table:table-cell>
          <table:table-cell office:value-type="float" office:value="15570000" table:style-name="ce22">
            <text:p>15570000</text:p>
          </table:table-cell>
          <table:table-cell office:value-type="float" office:value="3082860" table:style-name="ce22">
            <text:p>3082860</text:p>
          </table:table-cell>
          <table:table-cell office:value-type="float" office:value="86" table:style-name="ce22">
            <text:p>86</text:p>
          </table:table-cell>
          <table:table-cell office:value-type="percentage" office:value="5.0817000000000001E-2" table:style-name="ce23">
            <text:p>5.08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10H3M10S" table:style-name="ce25">
            <text:p>10:03:10</text:p>
          </table:table-cell>
          <table:table-cell office:value-type="float" office:value="3.5" table:style-name="ce24">
            <text:p>3.50</text:p>
          </table:table-cell>
          <table:table-cell office:value-type="string" table:style-name="ce10">
            <text:p>High</text:p>
          </table:table-cell>
          <table:table-cell table:style-name="ce10"/>
          <table:table-cell table:style-name="ce8"/>
          <table:table-cell office:value-type="float" office:value="13" table:style-name="ce22">
            <text:p>13</text:p>
          </table:table-cell>
          <table:table-cell office:value-type="float" office:value="0.19900000000000001" table:style-name="ce22">
            <text:p>0.199</text:p>
          </table:table-cell>
          <table:table-cell office:value-type="float" office:value="22560000" table:style-name="ce22">
            <text:p>22560000</text:p>
          </table:table-cell>
          <table:table-cell office:value-type="float" office:value="4489440" table:style-name="ce22">
            <text:p>4489440</text:p>
          </table:table-cell>
          <table:table-cell office:value-type="float" office:value="127" table:style-name="ce22">
            <text:p>127</text:p>
          </table:table-cell>
          <table:table-cell office:value-type="percentage" office:value="7.4001999999999998E-2" table:style-name="ce23">
            <text:p>7.40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10H5M21S" table:style-name="ce25">
            <text:p>10:05:21</text:p>
          </table:table-cell>
          <table:table-cell office:value-type="float" office:value="3.45" table:style-name="ce24">
            <text:p>3.45</text:p>
          </table:table-cell>
          <table:table-cell office:value-type="string" table:style-name="ce10">
            <text:p>S Down</text:p>
          </table:table-cell>
          <table:table-cell table:style-name="ce10"/>
          <table:table-cell table:style-name="ce8"/>
          <table:table-cell office:value-type="float" office:value="14" table:style-name="ce22">
            <text:p>14</text:p>
          </table:table-cell>
          <table:table-cell office:value-type="float" office:value="0.2" table:style-name="ce22">
            <text:p>0.2</text:p>
          </table:table-cell>
          <table:table-cell office:value-type="float" office:value="71250000" table:style-name="ce22">
            <text:p>71250000</text:p>
          </table:table-cell>
          <table:table-cell office:value-type="float" office:value="14250000" table:style-name="ce22">
            <text:p>14250000</text:p>
          </table:table-cell>
          <table:table-cell office:value-type="float" office:value="80" table:style-name="ce22">
            <text:p>80</text:p>
          </table:table-cell>
          <table:table-cell office:value-type="percentage" office:value="0.23489099999999999" table:style-name="ce23">
            <text:p>23.49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10H7M29S" table:style-name="ce25">
            <text:p>10:07:29</text:p>
          </table:table-cell>
          <table:table-cell office:value-type="float" office:value="3.36" table:style-name="ce24">
            <text:p>3.36</text:p>
          </table:table-cell>
          <table:table-cell table:number-columns-repeated="2" table:style-name="ce10"/>
          <table:table-cell table:style-name="ce8"/>
          <table:table-cell office:value-type="float" office:value="15" table:style-name="ce22">
            <text:p>15</text:p>
          </table:table-cell>
          <table:table-cell office:value-type="float" office:value="0.20100000000000001" table:style-name="ce22">
            <text:p>0.201</text:p>
          </table:table-cell>
          <table:table-cell office:value-type="float" office:value="4590000" table:style-name="ce22">
            <text:p>4590000</text:p>
          </table:table-cell>
          <table:table-cell office:value-type="float" office:value="922590" table:style-name="ce22">
            <text:p>922590</text:p>
          </table:table-cell>
          <table:table-cell office:value-type="float" office:value="33" table:style-name="ce22">
            <text:p>33</text:p>
          </table:table-cell>
          <table:table-cell office:value-type="percentage" office:value="1.5207999999999999E-2" table:style-name="ce23">
            <text:p>1.52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10H9M41S" table:style-name="ce25">
            <text:p>10:09:41</text:p>
          </table:table-cell>
          <table:table-cell office:value-type="float" office:value="3.42" table:style-name="ce24">
            <text:p>3.42</text:p>
          </table:table-cell>
          <table:table-cell office:value-type="string" table:style-name="ce10">
            <text:p>UP</text:p>
          </table:table-cell>
          <table:table-cell table:style-name="ce10"/>
          <table:table-cell table:style-name="ce8"/>
          <table:table-cell office:value-type="float" office:value="16" table:style-name="ce22">
            <text:p>16</text:p>
          </table:table-cell>
          <table:table-cell office:value-type="float" office:value="0.20200000000000001" table:style-name="ce22">
            <text:p>0.202</text:p>
          </table:table-cell>
          <table:table-cell office:value-type="float" office:value="130000" table:style-name="ce22">
            <text:p>130000</text:p>
          </table:table-cell>
          <table:table-cell office:value-type="float" office:value="26260" table:style-name="ce22">
            <text:p>26260</text:p>
          </table:table-cell>
          <table:table-cell office:value-type="float" office:value="4" table:style-name="ce22">
            <text:p>4</text:p>
          </table:table-cell>
          <table:table-cell office:value-type="percentage" office:value="4.3300000000000001E-4" table:style-name="ce23">
            <text:p>0.04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10H13M53S" table:style-name="ce25">
            <text:p>10:13:53</text:p>
          </table:table-cell>
          <table:table-cell office:value-type="float" office:value="3.35" table:style-name="ce24">
            <text:p>3.35</text:p>
          </table:table-cell>
          <table:table-cell office:value-type="string" table:style-name="ce10">
            <text:p>Down</text:p>
          </table:table-cell>
          <table:table-cell table:style-name="ce10"/>
          <table:table-cell table:style-name="ce8"/>
          <table:table-cell table:style-name="ce9"/>
          <table:table-cell table:number-columns-repeated="2"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/>
          <table:table-cell office:value-type="time" office:time-value="PT10H23M20S" table:style-name="ce25">
            <text:p>10:23:20</text:p>
          </table:table-cell>
          <table:table-cell office:value-type="float" office:value="3.46" table:style-name="ce24">
            <text:p>3.46</text:p>
          </table:table-cell>
          <table:table-cell office:value-type="string" table:style-name="ce10">
            <text:p>UP</text:p>
          </table:table-cell>
          <table:table-cell table:style-name="ce10"/>
          <table:table-cell table:style-name="ce8"/>
          <table:table-cell table:style-name="ce9"/>
          <table:table-cell table:number-columns-repeated="2"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/>
          <table:table-cell office:value-type="time" office:time-value="PT11H13M46S" table:style-name="ce25">
            <text:p>11:13:46</text:p>
          </table:table-cell>
          <table:table-cell office:value-type="float" office:value="3.36" table:style-name="ce24">
            <text:p>3.36</text:p>
          </table:table-cell>
          <table:table-cell office:value-type="string" table:style-name="ce10">
            <text:p>Down</text:p>
          </table:table-cell>
          <table:table-cell table:style-name="ce10"/>
          <table:table-cell table:style-name="ce8"/>
          <table:table-cell table:style-name="ce9"/>
          <table:table-cell table:number-columns-repeated="2"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/>
          <table:table-cell office:value-type="time" office:time-value="PT11H40M59S" table:style-name="ce25">
            <text:p>11:40:59</text:p>
          </table:table-cell>
          <table:table-cell office:value-type="float" office:value="3.25" table:style-name="ce24">
            <text:p>3.25</text:p>
          </table:table-cell>
          <table:table-cell table:number-columns-repeated="2" table:style-name="ce10"/>
          <table:table-cell table:style-name="ce8"/>
          <table:table-cell table:style-name="ce9"/>
          <table:table-cell table:number-columns-repeated="2"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/>
          <table:table-cell office:value-type="time" office:time-value="PT11H59M35S" table:style-name="ce25">
            <text:p>11:59:35</text:p>
          </table:table-cell>
          <table:table-cell office:value-type="float" office:value="3.27" table:style-name="ce24">
            <text:p>3.27</text:p>
          </table:table-cell>
          <table:table-cell office:value-type="string" table:style-name="ce10">
            <text:p>Noon</text:p>
          </table:table-cell>
          <table:table-cell table:style-name="ce10"/>
          <table:table-cell table:style-name="ce8"/>
          <table:table-cell table:style-name="ce9"/>
          <table:table-cell table:number-columns-repeated="2"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/>
          <table:table-cell office:value-type="time" office:time-value="PT13H30M2S" table:style-name="ce25">
            <text:p>13:30:02</text:p>
          </table:table-cell>
          <table:table-cell office:value-type="float" office:value="3.27" table:style-name="ce24">
            <text:p>3.27</text:p>
          </table:table-cell>
          <table:table-cell table:number-columns-repeated="2" table:style-name="ce10"/>
          <table:table-cell table:style-name="ce8"/>
          <table:table-cell table:style-name="ce9"/>
          <table:table-cell table:number-columns-repeated="2"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/>
          <table:table-cell office:value-type="time" office:time-value="PT13H38M53S" table:style-name="ce25">
            <text:p>13:38:53</text:p>
          </table:table-cell>
          <table:table-cell office:value-type="float" office:value="3.37" table:style-name="ce24">
            <text:p>3.37</text:p>
          </table:table-cell>
          <table:table-cell office:value-type="string" table:style-name="ce10">
            <text:p>UP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3H54M24S" table:style-name="ce25">
            <text:p>13:54:24</text:p>
          </table:table-cell>
          <table:table-cell office:value-type="float" office:value="3.28" table:style-name="ce24">
            <text:p>3.28</text:p>
          </table:table-cell>
          <table:table-cell table:number-columns-repeated="2" table:style-name="ce10"/>
          <table:table-cell table:number-columns-repeated="16379"/>
        </table:table-row>
        <table:table-row table:style-name="ro1">
          <table:table-cell/>
          <table:table-cell office:value-type="time" office:time-value="PT14H52M37S" table:style-name="ce25">
            <text:p>14:52:37</text:p>
          </table:table-cell>
          <table:table-cell office:value-type="float" office:value="3.31" table:style-name="ce24">
            <text:p>3.31</text:p>
          </table:table-cell>
          <table:table-cell table:number-columns-repeated="2" table:style-name="ce10"/>
          <table:table-cell table:number-columns-repeated="16379"/>
        </table:table-row>
        <table:table-row table:style-name="ro1">
          <table:table-cell/>
          <table:table-cell office:value-type="time" office:time-value="PT15H29M19S" table:style-name="ce25">
            <text:p>15:29:19</text:p>
          </table:table-cell>
          <table:table-cell office:value-type="float" office:value="3.29" table:style-name="ce24">
            <text:p>3.29</text:p>
          </table:table-cell>
          <table:table-cell table:number-columns-repeated="2" table:style-name="ce10"/>
          <table:table-cell table:number-columns-repeated="16379"/>
        </table:table-row>
        <table:table-row table:number-rows-repeated="1048508" table:style-name="ro4">
          <table:table-cell table:number-columns-repeated="16384"/>
        </table:table-row>
      </table:table>
      <table:table table:name="CHANGES" table:style-name="ta2">
        <table:table-column table:style-name="co8" table:default-cell-style-name="ce1"/>
        <table:table-column table:style-name="co6" table:number-columns-repeated="9" table:default-cell-style-name="ce1"/>
        <table:table-column table:style-name="co3" table:number-columns-repeated="16374" table:default-cell-style-name="ce1"/>
        <table:table-row table:style-name="ro5">
          <table:table-cell office:value-type="string" table:style-name="ce1">
            <text:p>STACK and DATE</text:p>
          </table:table-cell>
          <table:table-cell office:value-type="string" table:style-name="ce1">
            <text:p>1<text:span text:style-name="T1">st</text:span></text:p>
          </table:table-cell>
          <table:table-cell office:value-type="string" table:style-name="ce1">
            <text:p>2<text:span text:style-name="T1">nd</text:span></text:p>
          </table:table-cell>
          <table:table-cell office:value-type="string" table:style-name="ce1">
            <text:p>%</text:p>
          </table:table-cell>
          <table:table-cell table:number-columns-repeated="4" table:style-name="ce1"/>
          <table:table-cell office:value-type="string" table:style-name="ce1">
            <text:p>VLL sep 14</text:p>
          </table:table-cell>
          <table:table-cell office:value-type="percentage" office:value="1.17E-2" table:style-name="ce26">
            <text:p>1.17%</text:p>
          </table:table-cell>
          <table:table-cell table:number-columns-repeated="16374"/>
        </table:table-row>
        <table:table-row table:style-name="ro1">
          <table:table-cell office:value-type="string" table:style-name="ce27">
            <text:p>MRC sep 7</text:p>
          </table:table-cell>
          <table:table-cell office:value-type="string" table:style-name="ce1">
            <text:p>1:00 = .162</text:p>
          </table:table-cell>
          <table:table-cell office:value-type="string" table:style-name="ce28">
            <text:p>1:30 = .168</text:p>
          </table:table-cell>
          <table:table-cell table:number-columns-repeated="6" table:style-name="ce1"/>
          <table:table-cell office:value-type="string" table:style-name="ce1">
            <text:p>volume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2:00 = .158</text:p>
          </table:table-cell>
          <table:table-cell office:value-type="string" table:style-name="ce1">
            <text:p>3:00 = .153</text:p>
          </table:table-cell>
          <table:table-cell table:number-columns-repeated="6" table:style-name="ce1"/>
          <table:table-cell office:value-type="string" table:style-name="ce1">
            <text:p>possible increase next day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3:30 = .156</text:p>
          </table:table-cell>
          <table:table-cell table:number-columns-repeated="6" table:style-name="ce1"/>
          <table:table-cell office:value-type="string" table:style-name="ce1">
            <text:p>Open</text:p>
          </table:table-cell>
          <table:table-cell office:value-type="float" office:value="5.13" table:style-name="ce1">
            <text:p>5.13</text:p>
          </table:table-cell>
          <table:table-cell table:number-columns-repeated="16374"/>
        </table:table-row>
        <table:table-row table:style-name="ro1">
          <table:table-cell table:number-columns-repeated="8" table:style-name="ce1"/>
          <table:table-cell office:value-type="string" table:style-name="ce1">
            <text:p>High</text:p>
          </table:table-cell>
          <table:table-cell office:value-type="float" office:value="5.25" table:style-name="ce1">
            <text:p>5.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OOD sep 9</text:p>
          </table:table-cell>
          <table:table-cell office:value-type="string" table:style-name="ce1">
            <text:p>09:20 = .99</text:p>
          </table:table-cell>
          <table:table-cell office:value-type="string" table:style-name="ce1">
            <text:p>09:40 = 1.27</text:p>
          </table:table-cell>
          <table:table-cell table:number-columns-repeated="5" table:style-name="ce1"/>
          <table:table-cell office:value-type="string" table:style-name="ce1">
            <text:p>Low</text:p>
          </table:table-cell>
          <table:table-cell office:value-type="float" office:value="5.13" table:style-name="ce1">
            <text:p>5.13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10:30 = 1.22</text:p>
          </table:table-cell>
          <table:table-cell office:value-type="string" table:style-name="ce1">
            <text:p>12:00 = 1.33</text:p>
          </table:table-cell>
          <table:table-cell office:value-type="string" table:style-name="ce1">
            <text:p>ceiling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Abnormal trade</text:p>
          </table:table-cell>
          <table:table-cell table:number-columns-repeated="16382" table:style-name="ce1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style-name="ce1">
            <text:p>EG sep 13</text:p>
          </table:table-cell>
          <table:table-cell office:value-type="string" table:style-name="ce1">
            <text:p>09:45 = .013</text:p>
          </table:table-cell>
          <table:table-cell office:value-type="string" table:style-name="ce1">
            <text:p>09:50 = .015</text:p>
          </table:table-cell>
          <table:table-cell office:value-type="percentage" office:value="0.36" table:style-name="ce26">
            <text:p>36.00%</text:p>
          </table:table-cell>
          <table:table-cell table:style-name="ce1"/>
          <table:table-cell office:value-type="string" table:style-name="ce1">
            <text:p>no Changes cause near ceiling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10:05 = .014</text:p>
          </table:table-cell>
          <table:table-cell office:value-type="string" table:style-name="ce1">
            <text:p>10:50 = .013</text:p>
          </table:table-cell>
          <table:table-cell office:value-type="percentage" office:value="0.18179999999999999" table:style-name="ce26">
            <text:p>18.18%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01:30 = .014</text:p>
          </table:table-cell>
          <table:table-cell office:value-type="string" table:style-name="ce1">
            <text:p>02:30 = .013</text:p>
          </table:table-cell>
          <table:table-cell office:value-type="percentage" office:value="0.18179999999999999" table:style-name="ce26">
            <text:p>18.18%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3:15 = .130</text:p>
          </table:table-cell>
          <table:table-cell office:value-type="string" table:style-name="ce1">
            <text:p>still can sell at lowest price... .130</text:p>
          </table:table-cell>
          <table:table-cell table:number-columns-repeated="16381" table:style-name="ce1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style-name="ce1">
            <text:p>MED sep 14</text:p>
          </table:table-cell>
          <table:table-cell office:value-type="string" table:style-name="ce1">
            <text:p>9:30 = .89</text:p>
          </table:table-cell>
          <table:table-cell office:value-type="string" table:style-name="ce1">
            <text:p>9:50 = .9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10:10 = 1.05</text:p>
          </table:table-cell>
          <table:table-cell office:value-type="string" table:style-name="ce1">
            <text:p>10:20 = 1.01</text:p>
          </table:table-cell>
          <table:table-cell office:value-type="percentage" office:value="0.1348" table:style-name="ce26">
            <text:p>13.48%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10:26 = 1.02</text:p>
          </table:table-cell>
          <table:table-cell office:value-type="string" table:style-name="ce1">
            <text:p>10:28 = 1.01</text:p>
          </table:table-cell>
          <table:table-cell table:style-name="ce1"/>
          <table:table-cell office:value-type="string" table:style-name="ce1">
            <text:p>resisting.. small buyers of 1.02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0:29 = 1.0</text:p>
          </table:table-cell>
          <table:table-cell office:value-type="string" table:style-name="ce1">
            <text:p>10:35 = 1.0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10:37 = 1.02</text:p>
          </table:table-cell>
          <table:table-cell office:value-type="string" table:style-name="ce1">
            <text:p>10:39 = 1.03</text:p>
          </table:table-cell>
          <table:table-cell table:style-name="ce1"/>
          <table:table-cell office:value-type="string" table:style-name="ce1">
            <text:p>if someone buy at high price. It will ris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0:42 = 1.02</text:p>
          </table:table-cell>
          <table:table-cell office:value-type="string" table:style-name="ce1">
            <text:p>11:30 = 1.0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11:50 = 1.02</text:p>
          </table:table-cell>
          <table:table-cell office:value-type="string" table:style-name="ce1">
            <text:p>12:00 = 1.04</text:p>
          </table:table-cell>
          <table:table-cell table:number-columns-repeated="16381" table:style-name="ce1"/>
        </table:table-row>
        <table:table-row table:number-rows-repeated="1048555" table:style-name="ro4">
          <table:table-cell table:number-columns-repeated="16384"/>
        </table:table-row>
      </table:table>
      <table:table table:name="LOSSERS" table:style-name="ta2">
        <table:table-column table:style-name="co6" table:number-columns-repeated="2" table:default-cell-style-name="ce10"/>
        <table:table-column table:style-name="co9" table:default-cell-style-name="ce9"/>
        <table:table-column table:style-name="co6" table:number-columns-repeated="2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0">
            <text:p>STOCK</text:p>
          </table:table-cell>
          <table:table-cell office:value-type="string" table:style-name="ce10">
            <text:p>LAST</text:p>
          </table:table-cell>
          <table:table-cell office:value-type="string" table:style-name="ce9">
            <text:p>CHANG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IS</text:p>
          </table:table-cell>
          <table:table-cell office:value-type="float" office:value="0.27500000000000002" table:style-name="ce10">
            <text:p>0.275</text:p>
          </table:table-cell>
          <table:table-cell office:value-type="float" office:value="-3.51" table:style-name="ce9">
            <text:p>-3.51</text:p>
          </table:table-cell>
          <table:table-cell office:value-type="float" office:value="0.26" table:style-name="ce1">
            <text:p>0.26</text:p>
          </table:table-cell>
          <table:table-cell office:value-type="float" office:value="-5.45" table:style-name="ce1">
            <text:p>-5.45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ARA</text:p>
          </table:table-cell>
          <table:table-cell office:value-type="float" office:value="2.95" table:style-name="ce10">
            <text:p>2.95</text:p>
          </table:table-cell>
          <table:table-cell office:value-type="float" office:value="-3.28" table:style-name="ce9">
            <text:p>-3.28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-12.67" table:style-name="ce1">
            <text:p>-12.67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FOOD</text:p>
          </table:table-cell>
          <table:table-cell office:value-type="float" office:value="1.07" table:style-name="ce10">
            <text:p>1.07</text:p>
          </table:table-cell>
          <table:table-cell office:value-type="float" office:value="-20.74" table:style-name="ce9">
            <text:p>-20.7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MRC</text:p>
          </table:table-cell>
          <table:table-cell office:value-type="float" office:value="0.16400000000000001" table:style-name="ce10">
            <text:p>0.164</text:p>
          </table:table-cell>
          <table:table-cell office:value-type="float" office:value="-11.88" table:style-name="ce9">
            <text:p>-11.8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MED</text:p>
          </table:table-cell>
          <table:table-cell office:value-type="float" office:value="0.89" table:style-name="ce10">
            <text:p>0.89</text:p>
          </table:table-cell>
          <table:table-cell office:value-type="float" office:value="-0.18" table:style-name="ce9">
            <text:p>-0.18</text:p>
          </table:table-cell>
          <table:table-cell table:number-columns-repeated="16381" table:style-name="ce1"/>
        </table:table-row>
        <table:table-row table:number-rows-repeated="1048570" table:style-name="ro4">
          <table:table-cell table:number-columns-repeated="16384"/>
        </table:table-row>
      </table:table>
      <table:table table:name="MED" table:style-name="ta3">
        <table:table-column table:style-name="co10" table:default-cell-style-name="ce1"/>
        <table:table-column table:style-name="co10" table:default-cell-style-name="ce3"/>
        <table:table-column table:style-name="co6" table:number-columns-repeated="2" table:default-cell-style-name="ce1"/>
        <table:table-column table:style-name="co6" table:default-cell-style-name="ce10"/>
        <table:table-column table:style-name="co6" table:default-cell-style-name="ce1"/>
        <table:table-column table:style-name="co6" table:default-cell-style-name="ce29"/>
        <table:table-column table:style-name="co6" table:number-columns-repeated="2" table:default-cell-style-name="ce10"/>
        <table:table-column table:style-name="co3" table:number-columns-repeated="16375" table:default-cell-style-name="ce1"/>
        <table:table-row table:style-name="ro1">
          <table:table-cell office:value-type="string" table:style-name="ce1">
            <text:p>MED</text:p>
          </table:table-cell>
          <table:table-cell table:style-name="ce3"/>
          <table:table-cell table:number-columns-repeated="2" table:style-name="ce1"/>
          <table:table-cell table:style-name="ce10"/>
          <table:table-cell table:style-name="ce1"/>
          <table:table-cell table:style-name="ce29"/>
          <table:table-cell table:number-columns-repeated="2" table:style-name="ce10"/>
          <table:table-cell table:number-columns-repeated="16375"/>
        </table:table-row>
        <table:table-row table:style-name="ro1">
          <table:table-cell office:value-type="string" table:style-name="ce30">
            <text:p>DATE</text:p>
          </table:table-cell>
          <table:table-cell office:value-type="string" table:style-name="ce31">
            <text:p>VOLUME</text:p>
          </table:table-cell>
          <table:table-cell office:value-type="string" table:style-name="ce30">
            <text:p>LAST</text:p>
          </table:table-cell>
          <table:table-cell office:value-type="string" table:style-name="ce30">
            <text:p>OPEN</text:p>
          </table:table-cell>
          <table:table-cell office:value-type="string" table:style-name="ce30">
            <text:p>CLOSE</text:p>
          </table:table-cell>
          <table:table-cell office:value-type="string" table:style-name="ce30">
            <text:p>HIGH</text:p>
          </table:table-cell>
          <table:table-cell office:value-type="string" table:style-name="ce32">
            <text:p>LOW</text:p>
          </table:table-cell>
          <table:table-cell office:value-type="string" table:style-name="ce31">
            <text:p>TRADES</text:p>
          </table:table-cell>
          <table:table-cell office:value-type="string" table:style-name="ce31">
            <text:p>CHANGES</text:p>
          </table:table-cell>
          <table:table-cell table:number-columns-repeated="16375"/>
        </table:table-row>
        <table:table-row table:style-name="ro1">
          <table:table-cell office:value-type="date" office:date-value="2016-09-09T00:00:00" table:style-name="ce7">
            <text:p>09/09/16</text:p>
          </table:table-cell>
          <table:table-cell office:value-type="float" office:value="5803000" table:style-name="ce33">
            <text:p>5,803,000</text:p>
          </table:table-cell>
          <table:table-cell office:value-type="float" office:value="1.05" table:style-name="ce10">
            <text:p>1.05</text:p>
          </table:table-cell>
          <table:table-cell office:value-type="float" office:value="1.07" table:style-name="ce10">
            <text:p>1.07</text:p>
          </table:table-cell>
          <table:table-cell office:value-type="float" office:value="1.01" table:style-name="ce10">
            <text:p>1.01</text:p>
          </table:table-cell>
          <table:table-cell office:value-type="float" office:value="1.1000000000000001" table:style-name="ce10">
            <text:p>1.1</text:p>
          </table:table-cell>
          <table:table-cell office:value-type="float" office:value="1.03" table:style-name="ce9">
            <text:p>1.03</text:p>
          </table:table-cell>
          <table:table-cell office:value-type="float" office:value="353" table:style-name="ce33">
            <text:p>353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date" office:date-value="2016-09-13T00:00:00" table:style-name="ce7">
            <text:p>09/13/16</text:p>
          </table:table-cell>
          <table:table-cell office:value-type="float" office:value="12643000" table:style-name="ce33">
            <text:p>12,643,000</text:p>
          </table:table-cell>
          <table:table-cell office:value-type="float" office:value="0.89" table:style-name="ce10">
            <text:p>0.89</text:p>
          </table:table-cell>
          <table:table-cell office:value-type="float" office:value="1.02" table:style-name="ce10">
            <text:p>1.02</text:p>
          </table:table-cell>
          <table:table-cell office:value-type="float" office:value="0.89" table:style-name="ce10">
            <text:p>0.89</text:p>
          </table:table-cell>
          <table:table-cell office:value-type="float" office:value="1.03" table:style-name="ce10">
            <text:p>1.03</text:p>
          </table:table-cell>
          <table:table-cell office:value-type="float" office:value="0.88" table:style-name="ce9">
            <text:p>0.88</text:p>
          </table:table-cell>
          <table:table-cell office:value-type="float" office:value="723" table:style-name="ce10">
            <text:p>723</text:p>
          </table:table-cell>
          <table:table-cell office:value-type="float" office:value="-11.88" table:style-name="ce10">
            <text:p>-11.88</text:p>
          </table:table-cell>
          <table:table-cell table:number-columns-repeated="16375"/>
        </table:table-row>
        <table:table-row table:style-name="ro1">
          <table:table-cell office:value-type="date" office:date-value="2016-09-14T00:00:00" table:style-name="ce7">
            <text:p>09/14/16</text:p>
          </table:table-cell>
          <table:table-cell office:value-type="float" office:value="34587000" table:style-name="ce33">
            <text:p>34,587,000</text:p>
          </table:table-cell>
          <table:table-cell office:value-type="float" office:value="1.04" table:style-name="ce10">
            <text:p>1.04</text:p>
          </table:table-cell>
          <table:table-cell office:value-type="float" office:value="0.89" table:style-name="ce10">
            <text:p>0.89</text:p>
          </table:table-cell>
          <table:table-cell office:value-type="float" office:value="1" table:style-name="ce10">
            <text:p>1</text:p>
          </table:table-cell>
          <table:table-cell office:value-type="float" office:value="1.06" table:style-name="ce10">
            <text:p>1.06</text:p>
          </table:table-cell>
          <table:table-cell office:value-type="float" office:value="0.84" table:style-name="ce9">
            <text:p>0.84</text:p>
          </table:table-cell>
          <table:table-cell office:value-type="float" office:value="1656" table:style-name="ce10">
            <text:p>1656</text:p>
          </table:table-cell>
          <table:table-cell office:value-type="float" office:value="12.36" table:style-name="ce10">
            <text:p>12.36</text:p>
          </table:table-cell>
          <table:table-cell table:number-columns-repeated="16375"/>
        </table:table-row>
        <table:table-row table:style-name="ro1">
          <table:table-cell office:value-type="date" office:date-value="2016-09-15T00:00:00" table:style-name="ce7">
            <text:p>09/15/16</text:p>
          </table:table-cell>
          <table:table-cell office:value-type="float" office:value="13103000" table:style-name="ce33">
            <text:p>13,103,000</text:p>
          </table:table-cell>
          <table:table-cell office:value-type="float" office:value="0.95" table:style-name="ce10">
            <text:p>0.95</text:p>
          </table:table-cell>
          <table:table-cell office:value-type="float" office:value="1.02" table:style-name="ce10">
            <text:p>1.02</text:p>
          </table:table-cell>
          <table:table-cell office:value-type="float" office:value="0.99" table:style-name="ce10">
            <text:p>0.99</text:p>
          </table:table-cell>
          <table:table-cell office:value-type="float" office:value="1.05" table:style-name="ce10">
            <text:p>1.05</text:p>
          </table:table-cell>
          <table:table-cell office:value-type="float" office:value="0.92" table:style-name="ce9">
            <text:p>0.92</text:p>
          </table:table-cell>
          <table:table-cell office:value-type="float" office:value="692" table:style-name="ce10">
            <text:p>692</text:p>
          </table:table-cell>
          <table:table-cell office:value-type="float" office:value="-1" table:style-name="ce10">
            <text:p>-1</text:p>
          </table:table-cell>
          <table:table-cell table:number-columns-repeated="16375"/>
        </table:table-row>
        <table:table-row table:style-name="ro1">
          <table:table-cell office:value-type="date" office:date-value="2016-09-23T00:00:00" table:style-name="ce34">
            <text:p>9/23/2016</text:p>
          </table:table-cell>
          <table:table-cell office:value-type="float" office:value="1293000" table:style-name="ce33">
            <text:p>1,293,000</text:p>
          </table:table-cell>
          <table:table-cell office:value-type="float" office:value="0.97" table:style-name="ce10">
            <text:p>0.97</text:p>
          </table:table-cell>
          <table:table-cell office:value-type="float" office:value="0.98" table:style-name="ce10">
            <text:p>0.98</text:p>
          </table:table-cell>
          <table:table-cell office:value-type="float" office:value="0.97" table:style-name="ce10">
            <text:p>0.97</text:p>
          </table:table-cell>
          <table:table-cell office:value-type="float" office:value="0.99" table:style-name="ce10">
            <text:p>0.99</text:p>
          </table:table-cell>
          <table:table-cell office:value-type="float" office:value="0.96" table:style-name="ce9">
            <text:p>0.96</text:p>
          </table:table-cell>
          <table:table-cell office:value-type="float" office:value="122" table:style-name="ce10">
            <text:p>122</text:p>
          </table:table-cell>
          <table:table-cell office:value-type="float" office:value="0" table:style-name="ce10">
            <text:p>0</text:p>
          </table:table-cell>
          <table:table-cell table:number-columns-repeated="16375"/>
        </table:table-row>
        <table:table-row table:number-rows-repeated="9" table:style-name="ro1">
          <table:table-cell table:style-name="ce10"/>
          <table:table-cell table:style-name="ce33"/>
          <table:table-cell table:number-columns-repeated="4" table:style-name="ce10"/>
          <table:table-cell table:style-name="ce9"/>
          <table:table-cell table:number-columns-repeated="2" table:style-name="ce10"/>
          <table:table-cell table:number-columns-repeated="16375"/>
        </table:table-row>
        <table:table-row table:number-rows-repeated="12" table:style-name="ro1">
          <table:table-cell table:style-name="ce10"/>
          <table:table-cell table:style-name="ce33"/>
          <table:table-cell table:number-columns-repeated="4" table:style-name="ce10"/>
          <table:table-cell table:style-name="ce9"/>
          <table:table-cell table:number-columns-repeated="16377"/>
        </table:table-row>
        <table:table-row table:number-rows-repeated="1048548" table:style-name="ro4">
          <table:table-cell table:number-columns-repeated="16384"/>
        </table:table-row>
      </table:table>
      <table:table table:name="MRC" table:style-name="ta2">
        <table:table-column table:style-name="co6" table:default-cell-style-name="ce10"/>
        <table:table-column table:style-name="co11" table:default-cell-style-name="ce33"/>
        <table:table-column table:style-name="co6" table:number-columns-repeated="4" table:default-cell-style-name="ce10"/>
        <table:table-column table:style-name="co12" table:default-cell-style-name="ce10"/>
        <table:table-column table:style-name="co6" table:number-columns-repeated="2" table:default-cell-style-name="ce10"/>
        <table:table-column table:style-name="co3" table:number-columns-repeated="16375" table:default-cell-style-name="ce1"/>
        <table:table-row table:style-name="ro1">
          <table:table-cell office:value-type="string" table:style-name="ce10">
            <text:p>MRC</text:p>
          </table:table-cell>
          <table:table-cell table:style-name="ce33"/>
          <table:table-cell table:number-columns-repeated="7" table:style-name="ce10"/>
          <table:table-cell table:number-columns-repeated="16375"/>
        </table:table-row>
        <table:table-row table:style-name="ro1">
          <table:table-cell office:value-type="string" table:style-name="ce30">
            <text:p>DATE</text:p>
          </table:table-cell>
          <table:table-cell office:value-type="string" table:style-name="ce31">
            <text:p>VOLUME</text:p>
          </table:table-cell>
          <table:table-cell office:value-type="string" table:style-name="ce30">
            <text:p>LAST</text:p>
          </table:table-cell>
          <table:table-cell office:value-type="string" table:style-name="ce30">
            <text:p>OPEN</text:p>
          </table:table-cell>
          <table:table-cell office:value-type="string" table:style-name="ce30">
            <text:p>CLOSE</text:p>
          </table:table-cell>
          <table:table-cell office:value-type="string" table:style-name="ce30">
            <text:p>HIGH</text:p>
          </table:table-cell>
          <table:table-cell office:value-type="string" table:style-name="ce30">
            <text:p>LOW</text:p>
          </table:table-cell>
          <table:table-cell office:value-type="string" table:style-name="ce31">
            <text:p>TRADES</text:p>
          </table:table-cell>
          <table:table-cell office:value-type="string" table:style-name="ce31">
            <text:p>CHANGES</text:p>
          </table:table-cell>
          <table:table-cell table:number-columns-repeated="16375"/>
        </table:table-row>
        <table:table-row table:style-name="ro1">
          <table:table-cell office:value-type="date" office:date-value="2016-09-09T00:00:00" table:style-name="ce7">
            <text:p>09/09/16</text:p>
          </table:table-cell>
          <table:table-cell office:value-type="float" office:value="133370000" table:style-name="ce33">
            <text:p>133,370,000</text:p>
          </table:table-cell>
          <table:table-cell office:value-type="float" office:value="0.17100000000000001" table:style-name="ce10">
            <text:p>0.171</text:p>
          </table:table-cell>
          <table:table-cell office:value-type="float" office:value="0.159" table:style-name="ce10">
            <text:p>0.159</text:p>
          </table:table-cell>
          <table:table-cell office:value-type="float" office:value="0.188" table:style-name="ce10">
            <text:p>0.188</text:p>
          </table:table-cell>
          <table:table-cell office:value-type="float" office:value="0.17599999999999999" table:style-name="ce10">
            <text:p>0.176</text:p>
          </table:table-cell>
          <table:table-cell office:value-type="float" office:value="0.153" table:style-name="ce10">
            <text:p>0.153</text:p>
          </table:table-cell>
          <table:table-cell office:value-type="float" office:value="744" table:style-name="ce33">
            <text:p>744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date" office:date-value="2016-09-13T00:00:00" table:style-name="ce7">
            <text:p>09/13/16</text:p>
          </table:table-cell>
          <table:table-cell office:value-type="float" office:value="255390000" table:style-name="ce33">
            <text:p>255,390,000</text:p>
          </table:table-cell>
          <table:table-cell office:value-type="float" office:value="0.16400000000000001" table:style-name="ce10">
            <text:p>0.164</text:p>
          </table:table-cell>
          <table:table-cell office:value-type="float" office:value="0.188" table:style-name="ce10">
            <text:p>0.188</text:p>
          </table:table-cell>
          <table:table-cell office:value-type="float" office:value="0.16400000000000001" table:style-name="ce10">
            <text:p>0.164</text:p>
          </table:table-cell>
          <table:table-cell office:value-type="float" office:value="0.192" table:style-name="ce10">
            <text:p>0.192</text:p>
          </table:table-cell>
          <table:table-cell office:value-type="float" office:value="0.16" table:style-name="ce10">
            <text:p>0.16</text:p>
          </table:table-cell>
          <table:table-cell office:value-type="float" office:value="1412" table:style-name="ce10">
            <text:p>1412</text:p>
          </table:table-cell>
          <table:table-cell office:value-type="float" office:value="-12.77" table:style-name="ce10">
            <text:p>-12.77</text:p>
          </table:table-cell>
          <table:table-cell table:number-columns-repeated="16375"/>
        </table:table-row>
        <table:table-row table:style-name="ro1">
          <table:table-cell office:value-type="date" office:date-value="2016-09-14T00:00:00" table:style-name="ce7">
            <text:p>09/14/16</text:p>
          </table:table-cell>
          <table:table-cell office:value-type="float" office:value="99780000" table:style-name="ce33">
            <text:p>99,780,000</text:p>
          </table:table-cell>
          <table:table-cell office:value-type="float" office:value="0.16800000000000001" table:style-name="ce10">
            <text:p>0.168</text:p>
          </table:table-cell>
          <table:table-cell office:value-type="float" office:value="0.16600000000000001" table:style-name="ce10">
            <text:p>0.166</text:p>
          </table:table-cell>
          <table:table-cell office:value-type="float" office:value="0.16600000000000001" table:style-name="ce10">
            <text:p>0.166</text:p>
          </table:table-cell>
          <table:table-cell office:value-type="float" office:value="0.17399999999999999" table:style-name="ce10">
            <text:p>0.174</text:p>
          </table:table-cell>
          <table:table-cell office:value-type="float" office:value="0.157" table:style-name="ce10">
            <text:p>0.157</text:p>
          </table:table-cell>
          <table:table-cell office:value-type="float" office:value="559" table:style-name="ce10">
            <text:p>559</text:p>
          </table:table-cell>
          <table:table-cell office:value-type="float" office:value="1.2" table:style-name="ce10">
            <text:p>1.2</text:p>
          </table:table-cell>
          <table:table-cell table:number-columns-repeated="16375"/>
        </table:table-row>
        <table:table-row table:style-name="ro1">
          <table:table-cell office:value-type="date" office:date-value="2016-09-15T00:00:00" table:style-name="ce7">
            <text:p>09/15/16</text:p>
          </table:table-cell>
          <table:table-cell office:value-type="float" office:value="302350000" table:style-name="ce33">
            <text:p>302,350,000</text:p>
          </table:table-cell>
          <table:table-cell office:value-type="float" office:value="0.17299999999999999" table:style-name="ce10">
            <text:p>0.173</text:p>
          </table:table-cell>
          <table:table-cell office:value-type="float" office:value="0.16900000000000001" table:style-name="ce10">
            <text:p>0.169</text:p>
          </table:table-cell>
          <table:table-cell office:value-type="float" office:value="0.19400000000000001" table:style-name="ce10">
            <text:p>0.194</text:p>
          </table:table-cell>
          <table:table-cell office:value-type="float" office:value="0.19400000000000001" table:style-name="ce10">
            <text:p>0.194</text:p>
          </table:table-cell>
          <table:table-cell office:value-type="float" office:value="0.16700000000000001" table:style-name="ce10">
            <text:p>0.167</text:p>
          </table:table-cell>
          <table:table-cell office:value-type="float" office:value="1411" table:style-name="ce10">
            <text:p>1411</text:p>
          </table:table-cell>
          <table:table-cell office:value-type="float" office:value="16.87" table:style-name="ce10">
            <text:p>16.87</text:p>
          </table:table-cell>
          <table:table-cell table:number-columns-repeated="16375"/>
        </table:table-row>
        <table:table-row table:style-name="ro1">
          <table:table-cell office:value-type="date" office:date-value="2016-09-23T00:00:00" table:style-name="ce34">
            <text:p>9/23/2016</text:p>
          </table:table-cell>
          <table:table-cell office:value-type="float" office:value="233211000" table:style-name="ce33">
            <text:p>233,211,000</text:p>
          </table:table-cell>
          <table:table-cell office:value-type="float" office:value="0.23599999999999999" table:style-name="ce10">
            <text:p>0.236</text:p>
          </table:table-cell>
          <table:table-cell office:value-type="float" office:value="0.22700000000000001" table:style-name="ce10">
            <text:p>0.227</text:p>
          </table:table-cell>
          <table:table-cell office:value-type="float" office:value="0.23" table:style-name="ce10">
            <text:p>0.23</text:p>
          </table:table-cell>
          <table:table-cell office:value-type="float" office:value="0.24299999999999999" table:style-name="ce10">
            <text:p>0.243</text:p>
          </table:table-cell>
          <table:table-cell office:value-type="float" office:value="0.224" table:style-name="ce10">
            <text:p>0.224</text:p>
          </table:table-cell>
          <table:table-cell office:value-type="float" office:value="1426" table:style-name="ce10">
            <text:p>1426</text:p>
          </table:table-cell>
          <table:table-cell office:value-type="float" office:value="1.77" table:style-name="ce10">
            <text:p>1.77</text:p>
          </table:table-cell>
          <table:table-cell table:number-columns-repeated="16375"/>
        </table:table-row>
        <table:table-row table:number-rows-repeated="1048569" table:style-name="ro4">
          <table:table-cell table:number-columns-repeated="16384"/>
        </table:table-row>
      </table:table>
      <table:table table:name="VITA" table:style-name="ta3">
        <table:table-column table:style-name="co6" table:default-cell-style-name="ce10"/>
        <table:table-column table:style-name="co13" table:default-cell-style-name="ce33"/>
        <table:table-column table:style-name="co6" table:number-columns-repeated="4" table:default-cell-style-name="ce10"/>
        <table:table-column table:style-name="co6" table:default-cell-style-name="ce33"/>
        <table:table-column table:style-name="co6" table:default-cell-style-name="ce10"/>
        <table:table-column table:style-name="co6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10">
            <text:p>VITA</text:p>
          </table:table-cell>
          <table:table-cell table:style-name="ce33"/>
          <table:table-cell table:number-columns-repeated="4" table:style-name="ce10"/>
          <table:table-cell table:style-name="ce33"/>
          <table:table-cell table:style-name="ce10"/>
          <table:table-cell table:number-columns-repeated="16376" table:style-name="ce1"/>
        </table:table-row>
        <table:table-row table:style-name="ro1">
          <table:table-cell office:value-type="string" table:style-name="ce30">
            <text:p>DATE</text:p>
          </table:table-cell>
          <table:table-cell office:value-type="string" table:style-name="ce31">
            <text:p>VOLUME</text:p>
          </table:table-cell>
          <table:table-cell office:value-type="string" table:style-name="ce30">
            <text:p>LAST</text:p>
          </table:table-cell>
          <table:table-cell office:value-type="string" table:style-name="ce30">
            <text:p>OPEN</text:p>
          </table:table-cell>
          <table:table-cell office:value-type="string" table:style-name="ce30">
            <text:p>CLOSE</text:p>
          </table:table-cell>
          <table:table-cell office:value-type="string" table:style-name="ce30">
            <text:p>HIGH</text:p>
          </table:table-cell>
          <table:table-cell office:value-type="string" table:style-name="ce30">
            <text:p>LOW</text:p>
          </table:table-cell>
          <table:table-cell office:value-type="string" table:style-name="ce31">
            <text:p>TRADES</text:p>
          </table:table-cell>
          <table:table-cell office:value-type="string" table:style-name="ce31">
            <text:p>CHANGES</text:p>
          </table:table-cell>
          <table:table-cell table:number-columns-repeated="16375"/>
        </table:table-row>
        <table:table-row table:style-name="ro1">
          <table:table-cell office:value-type="date" office:date-value="2016-09-09T00:00:00" table:style-name="ce7">
            <text:p>09/09/16</text:p>
          </table:table-cell>
          <table:table-cell office:value-type="float" office:value="5826000" table:style-name="ce33">
            <text:p>5,826,000</text:p>
          </table:table-cell>
          <table:table-cell office:value-type="float" office:value="2.4300000000000002" table:style-name="ce10">
            <text:p>2.43</text:p>
          </table:table-cell>
          <table:table-cell office:value-type="float" office:value="2.48" table:style-name="ce10">
            <text:p>2.48</text:p>
          </table:table-cell>
          <table:table-cell office:value-type="float" office:value="2.33" table:style-name="ce10">
            <text:p>2.33</text:p>
          </table:table-cell>
          <table:table-cell office:value-type="float" office:value="2.5099999999999998" table:style-name="ce10">
            <text:p>2.51</text:p>
          </table:table-cell>
          <table:table-cell office:value-type="float" office:value="2.42" table:style-name="ce10">
            <text:p>2.42</text:p>
          </table:table-cell>
          <table:table-cell office:value-type="float" office:value="411" table:style-name="ce33">
            <text:p>411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16-09-13T00:00:00" table:style-name="ce7">
            <text:p>09/13/16</text:p>
          </table:table-cell>
          <table:table-cell office:value-type="float" office:value="13960000" table:style-name="ce33">
            <text:p>13,960,000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2.31" table:style-name="ce10">
            <text:p>2.31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2.34" table:style-name="ce10">
            <text:p>2.34</text:p>
          </table:table-cell>
          <table:table-cell office:value-type="float" office:value="2.19" table:style-name="ce33">
            <text:p>2</text:p>
          </table:table-cell>
          <table:table-cell office:value-type="float" office:value="919" table:style-name="ce10">
            <text:p>919</text:p>
          </table:table-cell>
          <table:table-cell office:value-type="float" office:value="-5.58" table:style-name="ce1">
            <text:p>-5.58</text:p>
          </table:table-cell>
          <table:table-cell table:number-columns-repeated="16375"/>
        </table:table-row>
        <table:table-row table:style-name="ro1">
          <table:table-cell office:value-type="date" office:date-value="2016-09-14T00:00:00" table:style-name="ce7">
            <text:p>09/14/16</text:p>
          </table:table-cell>
          <table:table-cell office:value-type="float" office:value="38627000" table:style-name="ce33">
            <text:p>38,627,000</text:p>
          </table:table-cell>
          <table:table-cell office:value-type="float" office:value="2.42" table:style-name="ce10">
            <text:p>2.42</text:p>
          </table:table-cell>
          <table:table-cell office:value-type="float" office:value="2.16" table:style-name="ce10">
            <text:p>2.16</text:p>
          </table:table-cell>
          <table:table-cell office:value-type="float" office:value="2.36" table:style-name="ce10">
            <text:p>2.36</text:p>
          </table:table-cell>
          <table:table-cell office:value-type="float" office:value="2.48" table:style-name="ce10">
            <text:p>2.48</text:p>
          </table:table-cell>
          <table:table-cell office:value-type="float" office:value="2.0699999999999998" table:style-name="ce33">
            <text:p>2</text:p>
          </table:table-cell>
          <table:table-cell office:value-type="float" office:value="2.024" table:style-name="ce10">
            <text:p>2.024</text:p>
          </table:table-cell>
          <table:table-cell office:value-type="float" office:value="7.27" table:style-name="ce1">
            <text:p>7.27</text:p>
          </table:table-cell>
          <table:table-cell table:number-columns-repeated="16375"/>
        </table:table-row>
        <table:table-row table:style-name="ro1">
          <table:table-cell office:value-type="date" office:date-value="2016-09-15T00:00:00" table:style-name="ce7">
            <text:p>09/15/16</text:p>
          </table:table-cell>
          <table:table-cell office:value-type="float" office:value="9971000" table:style-name="ce33">
            <text:p>9,971,000</text:p>
          </table:table-cell>
          <table:table-cell office:value-type="float" office:value="2.4" table:style-name="ce10">
            <text:p>2.4</text:p>
          </table:table-cell>
          <table:table-cell office:value-type="float" office:value="2.37" table:style-name="ce10">
            <text:p>2.37</text:p>
          </table:table-cell>
          <table:table-cell office:value-type="float" office:value="2.38" table:style-name="ce10">
            <text:p>2.38</text:p>
          </table:table-cell>
          <table:table-cell office:value-type="float" office:value="2.4500000000000002" table:style-name="ce10">
            <text:p>2.45</text:p>
          </table:table-cell>
          <table:table-cell office:value-type="float" office:value="2.35" table:style-name="ce33">
            <text:p>2</text:p>
          </table:table-cell>
          <table:table-cell office:value-type="float" office:value="604" table:style-name="ce10">
            <text:p>604</text:p>
          </table:table-cell>
          <table:table-cell office:value-type="float" office:value="0.85" table:style-name="ce1">
            <text:p>0.85</text:p>
          </table:table-cell>
          <table:table-cell table:number-columns-repeated="16375"/>
        </table:table-row>
        <table:table-row table:style-name="ro1">
          <table:table-cell office:value-type="date" office:date-value="2016-09-23T00:00:00" table:style-name="ce34">
            <text:p>9/23/2016</text:p>
          </table:table-cell>
          <table:table-cell office:value-type="float" office:value="14835000" table:style-name="ce33">
            <text:p>14,835,000</text:p>
          </table:table-cell>
          <table:table-cell office:value-type="float" office:value="2.48" table:style-name="ce10">
            <text:p>2.48</text:p>
          </table:table-cell>
          <table:table-cell office:value-type="float" office:value="2.4500000000000002" table:style-name="ce10">
            <text:p>2.45</text:p>
          </table:table-cell>
          <table:table-cell office:value-type="float" office:value="2.35" table:style-name="ce10">
            <text:p>2.35</text:p>
          </table:table-cell>
          <table:table-cell office:value-type="float" office:value="2.54" table:style-name="ce10">
            <text:p>2.54</text:p>
          </table:table-cell>
          <table:table-cell office:value-type="float" office:value="2.33" table:style-name="ce9">
            <text:p>2.33</text:p>
          </table:table-cell>
          <table:table-cell office:value-type="float" office:value="948" table:style-name="ce10">
            <text:p>948</text:p>
          </table:table-cell>
          <table:table-cell office:value-type="float" office:value="-4.8600000000000003" table:style-name="ce10">
            <text:p>-4.86</text:p>
          </table:table-cell>
          <table:table-cell table:number-columns-repeated="16375"/>
        </table:table-row>
        <table:table-row table:number-rows-repeated="1048569" table:style-name="ro4">
          <table:table-cell table:number-columns-repeated="16384"/>
        </table:table-row>
      </table:table>
      <table:table table:name="BLOOM" table:style-name="ta2">
        <table:table-column table:style-name="co6" table:default-cell-style-name="ce10"/>
        <table:table-column table:style-name="co14" table:default-cell-style-name="ce33"/>
        <table:table-column table:style-name="co6" table:number-columns-repeated="4" table:default-cell-style-name="ce10"/>
        <table:table-column table:style-name="co6" table:default-cell-style-name="ce33"/>
        <table:table-column table:style-name="co6" table:number-columns-repeated="2" table:default-cell-style-name="ce10"/>
        <table:table-column table:style-name="co3" table:number-columns-repeated="16375" table:default-cell-style-name="ce1"/>
        <table:table-row table:style-name="ro1">
          <table:table-cell office:value-type="string" table:style-name="ce10">
            <text:p>BLOOM</text:p>
          </table:table-cell>
          <table:table-cell table:style-name="ce33"/>
          <table:table-cell table:number-columns-repeated="4" table:style-name="ce10"/>
          <table:table-cell table:style-name="ce33"/>
          <table:table-cell table:number-columns-repeated="2" table:style-name="ce10"/>
          <table:table-cell table:number-columns-repeated="16375"/>
        </table:table-row>
        <table:table-row table:style-name="ro1">
          <table:table-cell office:value-type="string" table:style-name="ce30">
            <text:p>DATE</text:p>
          </table:table-cell>
          <table:table-cell office:value-type="string" table:style-name="ce31">
            <text:p>VOLUME</text:p>
          </table:table-cell>
          <table:table-cell office:value-type="string" table:style-name="ce30">
            <text:p>LAST</text:p>
          </table:table-cell>
          <table:table-cell office:value-type="string" table:style-name="ce30">
            <text:p>OPEN</text:p>
          </table:table-cell>
          <table:table-cell office:value-type="string" table:style-name="ce30">
            <text:p>CLOSE</text:p>
          </table:table-cell>
          <table:table-cell office:value-type="string" table:style-name="ce30">
            <text:p>HIGH</text:p>
          </table:table-cell>
          <table:table-cell office:value-type="string" table:style-name="ce30">
            <text:p>LOW</text:p>
          </table:table-cell>
          <table:table-cell office:value-type="string" table:style-name="ce31">
            <text:p>TRADES</text:p>
          </table:table-cell>
          <table:table-cell office:value-type="string" table:style-name="ce31">
            <text:p>CHANGES</text:p>
          </table:table-cell>
          <table:table-cell table:number-columns-repeated="16375"/>
        </table:table-row>
        <table:table-row table:style-name="ro1">
          <table:table-cell office:value-type="date" office:date-value="2016-09-09T00:00:00" table:style-name="ce7">
            <text:p>09/09/16</text:p>
          </table:table-cell>
          <table:table-cell office:value-type="float" office:value="7971000" table:style-name="ce33">
            <text:p>7,971,000</text:p>
          </table:table-cell>
          <table:table-cell office:value-type="float" office:value="5.4" table:style-name="ce10">
            <text:p>5.4</text:p>
          </table:table-cell>
          <table:table-cell office:value-type="float" office:value="5.16" table:style-name="ce10">
            <text:p>5.16</text:p>
          </table:table-cell>
          <table:table-cell office:value-type="float" office:value="5.35" table:style-name="ce10">
            <text:p>5.35</text:p>
          </table:table-cell>
          <table:table-cell office:value-type="float" office:value="5.44" table:style-name="ce10">
            <text:p>5.44</text:p>
          </table:table-cell>
          <table:table-cell office:value-type="float" office:value="5.16" table:style-name="ce10">
            <text:p>5.16</text:p>
          </table:table-cell>
          <table:table-cell office:value-type="float" office:value="785" table:style-name="ce33">
            <text:p>785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date" office:date-value="2016-09-13T00:00:00" table:style-name="ce7">
            <text:p>09/13/16</text:p>
          </table:table-cell>
          <table:table-cell office:value-type="float" office:value="25671000" table:style-name="ce33">
            <text:p>25,671,000</text:p>
          </table:table-cell>
          <table:table-cell office:value-type="float" office:value="5.31" table:style-name="ce10">
            <text:p>5.31</text:p>
          </table:table-cell>
          <table:table-cell office:value-type="float" office:value="5.4" table:style-name="ce10">
            <text:p>5.4</text:p>
          </table:table-cell>
          <table:table-cell office:value-type="float" office:value="5.31" table:style-name="ce10">
            <text:p>5.31</text:p>
          </table:table-cell>
          <table:table-cell office:value-type="float" office:value="5.54" table:style-name="ce10">
            <text:p>5.54</text:p>
          </table:table-cell>
          <table:table-cell office:value-type="float" office:value="5.31" table:style-name="ce33">
            <text:p>5</text:p>
          </table:table-cell>
          <table:table-cell office:value-type="float" office:value="1203" table:style-name="ce10">
            <text:p>1203</text:p>
          </table:table-cell>
          <table:table-cell office:value-type="float" office:value="-0.75" table:style-name="ce10">
            <text:p>-0.75</text:p>
          </table:table-cell>
          <table:table-cell table:number-columns-repeated="16375"/>
        </table:table-row>
        <table:table-row table:style-name="ro1">
          <table:table-cell office:value-type="date" office:date-value="2016-09-14T00:00:00" table:style-name="ce7">
            <text:p>09/14/16</text:p>
          </table:table-cell>
          <table:table-cell office:value-type="float" office:value="14241400" table:style-name="ce33">
            <text:p>14,241,400</text:p>
          </table:table-cell>
          <table:table-cell office:value-type="float" office:value="5.27" table:style-name="ce10">
            <text:p>5.27</text:p>
          </table:table-cell>
          <table:table-cell office:value-type="float" office:value="5.31" table:style-name="ce10">
            <text:p>5.31</text:p>
          </table:table-cell>
          <table:table-cell office:value-type="float" office:value="5.2" table:style-name="ce10">
            <text:p>5.2</text:p>
          </table:table-cell>
          <table:table-cell office:value-type="float" office:value="5.36" table:style-name="ce10">
            <text:p>5.36</text:p>
          </table:table-cell>
          <table:table-cell office:value-type="float" office:value="5.17" table:style-name="ce33">
            <text:p>5</text:p>
          </table:table-cell>
          <table:table-cell office:value-type="float" office:value="855" table:style-name="ce10">
            <text:p>855</text:p>
          </table:table-cell>
          <table:table-cell office:value-type="float" office:value="-2.0699999999999998" table:style-name="ce10">
            <text:p>-2.07</text:p>
          </table:table-cell>
          <table:table-cell table:number-columns-repeated="16375"/>
        </table:table-row>
        <table:table-row table:style-name="ro1">
          <table:table-cell office:value-type="date" office:date-value="2016-09-15T00:00:00" table:style-name="ce7">
            <text:p>09/15/16</text:p>
          </table:table-cell>
          <table:table-cell office:value-type="float" office:value="15723000" table:style-name="ce33">
            <text:p>15,723,000</text:p>
          </table:table-cell>
          <table:table-cell office:value-type="float" office:value="5.22" table:style-name="ce10">
            <text:p>5.22</text:p>
          </table:table-cell>
          <table:table-cell office:value-type="float" office:value="5.2" table:style-name="ce10">
            <text:p>5.2</text:p>
          </table:table-cell>
          <table:table-cell office:value-type="float" office:value="5.0999999999999996" table:style-name="ce10">
            <text:p>5.1</text:p>
          </table:table-cell>
          <table:table-cell office:value-type="float" office:value="5.39" table:style-name="ce10">
            <text:p>5.39</text:p>
          </table:table-cell>
          <table:table-cell office:value-type="float" office:value="5.09" table:style-name="ce33">
            <text:p>5</text:p>
          </table:table-cell>
          <table:table-cell office:value-type="float" office:value="1047" table:style-name="ce10">
            <text:p>1047</text:p>
          </table:table-cell>
          <table:table-cell office:value-type="float" office:value="-1.92" table:style-name="ce10">
            <text:p>-1.92</text:p>
          </table:table-cell>
          <table:table-cell table:number-columns-repeated="16375"/>
        </table:table-row>
        <table:table-row table:style-name="ro1">
          <table:table-cell office:value-type="date" office:date-value="2016-09-23T00:00:00" table:style-name="ce34">
            <text:p>9/23/2016</text:p>
          </table:table-cell>
          <table:table-cell office:value-type="float" office:value="4807200" table:style-name="ce33">
            <text:p>4,807,200</text:p>
          </table:table-cell>
          <table:table-cell office:value-type="float" office:value="5.41" table:style-name="ce10">
            <text:p>5.41</text:p>
          </table:table-cell>
          <table:table-cell office:value-type="float" office:value="5.4" table:style-name="ce10">
            <text:p>5.4</text:p>
          </table:table-cell>
          <table:table-cell office:value-type="float" office:value="5.35" table:style-name="ce10">
            <text:p>5.35</text:p>
          </table:table-cell>
          <table:table-cell office:value-type="float" office:value="5.44" table:style-name="ce10">
            <text:p>5.44</text:p>
          </table:table-cell>
          <table:table-cell office:value-type="float" office:value="5.35" table:style-name="ce33">
            <text:p>5</text:p>
          </table:table-cell>
          <table:table-cell office:value-type="float" office:value="370" table:style-name="ce10">
            <text:p>370</text:p>
          </table:table-cell>
          <table:table-cell office:value-type="float" office:value="-0.74" table:style-name="ce10">
            <text:p>-0.74</text:p>
          </table:table-cell>
          <table:table-cell table:number-columns-repeated="16375"/>
        </table:table-row>
        <table:table-row table:number-rows-repeated="1048569" table:style-name="ro4">
          <table:table-cell table:number-columns-repeated="16384"/>
        </table:table-row>
      </table:table>
      <table:table table:name="MEG" table:style-name="ta2">
        <table:table-column table:style-name="co6" table:default-cell-style-name="ce10"/>
        <table:table-column table:style-name="co15" table:default-cell-style-name="ce33"/>
        <table:table-column table:style-name="co6" table:number-columns-repeated="4" table:default-cell-style-name="ce10"/>
        <table:table-column table:style-name="co6" table:default-cell-style-name="ce9"/>
        <table:table-column table:style-name="co6" table:default-cell-style-name="ce33"/>
        <table:table-column table:style-name="co6" table:default-cell-style-name="ce10"/>
        <table:table-column table:style-name="co3" table:number-columns-repeated="16375" table:default-cell-style-name="ce1"/>
        <table:table-row table:style-name="ro1">
          <table:table-cell office:value-type="string" table:style-name="ce10">
            <text:p>MEG</text:p>
          </table:table-cell>
          <table:table-cell table:style-name="ce33"/>
          <table:table-cell table:number-columns-repeated="4" table:style-name="ce10"/>
          <table:table-cell table:style-name="ce9"/>
          <table:table-cell table:style-name="ce33"/>
          <table:table-cell table:style-name="ce10"/>
          <table:table-cell table:number-columns-repeated="16375"/>
        </table:table-row>
        <table:table-row table:style-name="ro1">
          <table:table-cell office:value-type="string" table:style-name="ce30">
            <text:p>DATE</text:p>
          </table:table-cell>
          <table:table-cell office:value-type="string" table:style-name="ce31">
            <text:p>VOLUME</text:p>
          </table:table-cell>
          <table:table-cell office:value-type="string" table:style-name="ce30">
            <text:p>LAST</text:p>
          </table:table-cell>
          <table:table-cell office:value-type="string" table:style-name="ce30">
            <text:p>OPEN</text:p>
          </table:table-cell>
          <table:table-cell office:value-type="string" table:style-name="ce30">
            <text:p>CLOSE</text:p>
          </table:table-cell>
          <table:table-cell office:value-type="string" table:style-name="ce30">
            <text:p>HIGH</text:p>
          </table:table-cell>
          <table:table-cell office:value-type="string" table:style-name="ce32">
            <text:p>LOW</text:p>
          </table:table-cell>
          <table:table-cell office:value-type="string" table:style-name="ce31">
            <text:p>TRADES</text:p>
          </table:table-cell>
          <table:table-cell office:value-type="string" table:style-name="ce31">
            <text:p>CHANGES</text:p>
          </table:table-cell>
          <table:table-cell table:number-columns-repeated="16375"/>
        </table:table-row>
        <table:table-row table:style-name="ro1">
          <table:table-cell office:value-type="date" office:date-value="2016-09-09T00:00:00" table:style-name="ce7">
            <text:p>09/09/16</text:p>
          </table:table-cell>
          <table:table-cell office:value-type="float" office:value="15470000" table:style-name="ce33">
            <text:p>15,470,000</text:p>
          </table:table-cell>
          <table:table-cell office:value-type="float" office:value="4.5999999999999996" table:style-name="ce10">
            <text:p>4.6</text:p>
          </table:table-cell>
          <table:table-cell office:value-type="float" office:value="4.5999999999999996" table:style-name="ce10">
            <text:p>4.6</text:p>
          </table:table-cell>
          <table:table-cell office:value-type="float" office:value="4.55" table:style-name="ce10">
            <text:p>4.55</text:p>
          </table:table-cell>
          <table:table-cell office:value-type="float" office:value="4.62" table:style-name="ce10">
            <text:p>4.62</text:p>
          </table:table-cell>
          <table:table-cell office:value-type="float" office:value="4.55" table:style-name="ce9">
            <text:p>4.55</text:p>
          </table:table-cell>
          <table:table-cell office:value-type="float" office:value="1086" table:style-name="ce33">
            <text:p>1,086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date" office:date-value="2016-09-13T00:00:00" table:style-name="ce7">
            <text:p>09/13/16</text:p>
          </table:table-cell>
          <table:table-cell office:value-type="float" office:value="38628000" table:style-name="ce33">
            <text:p>38,628,000</text:p>
          </table:table-cell>
          <table:table-cell office:value-type="float" office:value="4.5" table:style-name="ce10">
            <text:p>4.5</text:p>
          </table:table-cell>
          <table:table-cell office:value-type="float" office:value="4.53" table:style-name="ce10">
            <text:p>4.53</text:p>
          </table:table-cell>
          <table:table-cell office:value-type="float" office:value="4.5" table:style-name="ce10">
            <text:p>4.5</text:p>
          </table:table-cell>
          <table:table-cell office:value-type="float" office:value="4.58" table:style-name="ce10">
            <text:p>4.58</text:p>
          </table:table-cell>
          <table:table-cell office:value-type="float" office:value="4.5" table:style-name="ce9">
            <text:p>4.50</text:p>
          </table:table-cell>
          <table:table-cell office:value-type="float" office:value="2828" table:style-name="ce33">
            <text:p>2,828</text:p>
          </table:table-cell>
          <table:table-cell office:value-type="float" office:value="-1.1000000000000001" table:style-name="ce10">
            <text:p>-1.1</text:p>
          </table:table-cell>
          <table:table-cell table:number-columns-repeated="16375"/>
        </table:table-row>
        <table:table-row table:style-name="ro1">
          <table:table-cell office:value-type="date" office:date-value="2016-09-15T00:00:00" table:style-name="ce7">
            <text:p>09/15/16</text:p>
          </table:table-cell>
          <table:table-cell office:value-type="float" office:value="64985000" table:style-name="ce33">
            <text:p>64,985,000</text:p>
          </table:table-cell>
          <table:table-cell office:value-type="float" office:value="4.47" table:style-name="ce10">
            <text:p>4.47</text:p>
          </table:table-cell>
          <table:table-cell office:value-type="float" office:value="4.47" table:style-name="ce10">
            <text:p>4.47</text:p>
          </table:table-cell>
          <table:table-cell office:value-type="float" office:value="4.5999999999999996" table:style-name="ce10">
            <text:p>4.6</text:p>
          </table:table-cell>
          <table:table-cell office:value-type="float" office:value="4.66" table:style-name="ce10">
            <text:p>4.66</text:p>
          </table:table-cell>
          <table:table-cell office:value-type="float" office:value="4.3600000000000003" table:style-name="ce9">
            <text:p>4.36</text:p>
          </table:table-cell>
          <table:table-cell office:value-type="float" office:value="3307" table:style-name="ce33">
            <text:p>3,307</text:p>
          </table:table-cell>
          <table:table-cell office:value-type="float" office:value="2.2200000000000002" table:style-name="ce10">
            <text:p>2.22</text:p>
          </table:table-cell>
          <table:table-cell table:number-columns-repeated="16375"/>
        </table:table-row>
        <table:table-row table:style-name="ro1">
          <table:table-cell office:value-type="date" office:date-value="2016-09-15T00:00:00" table:style-name="ce7">
            <text:p>09/15/16</text:p>
          </table:table-cell>
          <table:table-cell office:value-type="float" office:value="199580000" table:style-name="ce33">
            <text:p>199,580,000</text:p>
          </table:table-cell>
          <table:table-cell office:value-type="float" office:value="4.53" table:style-name="ce10">
            <text:p>4.53</text:p>
          </table:table-cell>
          <table:table-cell office:value-type="float" office:value="4.5999999999999996" table:style-name="ce10">
            <text:p>4.6</text:p>
          </table:table-cell>
          <table:table-cell office:value-type="float" office:value="4.7" table:style-name="ce10">
            <text:p>4.7</text:p>
          </table:table-cell>
          <table:table-cell office:value-type="float" office:value="4.7" table:style-name="ce10">
            <text:p>4.7</text:p>
          </table:table-cell>
          <table:table-cell office:value-type="float" office:value="4.5199999999999996" table:style-name="ce9">
            <text:p>4.52</text:p>
          </table:table-cell>
          <table:table-cell office:value-type="float" office:value="1577" table:style-name="ce33">
            <text:p>1,577</text:p>
          </table:table-cell>
          <table:table-cell office:value-type="float" office:value="2.17" table:style-name="ce10">
            <text:p>2.17</text:p>
          </table:table-cell>
          <table:table-cell table:number-columns-repeated="16375"/>
        </table:table-row>
        <table:table-row table:style-name="ro1">
          <table:table-cell office:value-type="date" office:date-value="2016-09-23T00:00:00" table:style-name="ce34">
            <text:p>9/23/2016</text:p>
          </table:table-cell>
          <table:table-cell office:value-type="float" office:value="35112000" table:style-name="ce33">
            <text:p>35,112,000</text:p>
          </table:table-cell>
          <table:table-cell office:value-type="float" office:value="4.72" table:style-name="ce10">
            <text:p>4.72</text:p>
          </table:table-cell>
          <table:table-cell office:value-type="float" office:value="4.72" table:style-name="ce10">
            <text:p>4.72</text:p>
          </table:table-cell>
          <table:table-cell office:value-type="float" office:value="4.79" table:style-name="ce10">
            <text:p>4.79</text:p>
          </table:table-cell>
          <table:table-cell office:value-type="float" office:value="4.72" table:style-name="ce10">
            <text:p>4.72</text:p>
          </table:table-cell>
          <table:table-cell office:value-type="float" office:value="4.8" table:style-name="ce9">
            <text:p>4.80</text:p>
          </table:table-cell>
          <table:table-cell office:value-type="float" office:value="2219" table:style-name="ce33">
            <text:p>2,219</text:p>
          </table:table-cell>
          <table:table-cell office:value-type="float" office:value="1.91" table:style-name="ce10">
            <text:p>1.91</text:p>
          </table:table-cell>
          <table:table-cell table:number-columns-repeated="16375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10">
            <text:p>vll</text:p>
          </table:table-cell>
          <table:table-cell table:style-name="ce33"/>
          <table:table-cell table:number-columns-repeated="4" table:style-name="ce10"/>
          <table:table-cell table:style-name="ce9"/>
          <table:table-cell table:style-name="ce33"/>
          <table:table-cell table:style-name="ce10"/>
          <table:table-cell table:number-columns-repeated="16375"/>
        </table:table-row>
        <table:table-row table:style-name="ro4">
          <table:table-cell table:style-name="ce10"/>
          <table:table-cell office:value-type="float" office:value="19340000" table:style-name="ce33">
            <text:p>19,340,000</text:p>
          </table:table-cell>
          <table:table-cell office:value-type="float" office:value="5.22" table:style-name="ce10">
            <text:p>5.22</text:p>
          </table:table-cell>
          <table:table-cell office:value-type="float" office:value="5.28" table:style-name="ce10">
            <text:p>5.28</text:p>
          </table:table-cell>
          <table:table-cell office:value-type="float" office:value="5.17" table:style-name="ce10">
            <text:p>5.17</text:p>
          </table:table-cell>
          <table:table-cell office:value-type="float" office:value="5.28" table:style-name="ce10">
            <text:p>5.28</text:p>
          </table:table-cell>
          <table:table-cell office:value-type="float" office:value="5.17" table:style-name="ce9">
            <text:p>5.17</text:p>
          </table:table-cell>
          <table:table-cell office:value-type="float" office:value="2440" table:style-name="ce33">
            <text:p>2,440</text:p>
          </table:table-cell>
          <table:table-cell office:value-type="float" office:value="-0.57999999999999996" table:style-name="ce10">
            <text:p>-0.58</text:p>
          </table:table-cell>
          <table:table-cell table:number-columns-repeated="16375"/>
        </table:table-row>
        <table:table-row table:number-rows-repeated="104856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Helvetica" svg:font-family="Helvetic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date-style style:name="N19">
      <number:month/>
      <number:text>/</number:text>
      <number:day/>
      <number:text>/</number:text>
      <number:year number:style="long"/>
    </number:date-style>
    <number:date-style style:name="N21">
      <number:day/>
      <number:text>-</number:text>
      <number:month number:textual="true"/>
    </number:date-style>
    <number:text-style style:name="N30">
      <number:text-content/>
    </number:text-style>
    <number:date-style style:name="N36">
      <number:month number:style="long"/>
      <number:text>/</number:text>
      <number:day number:style="long"/>
      <number:text>/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time-style style:name="N38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39">
      <number:number number:decimal-places="3" number:min-integer-digits="1"/>
    </number:number-style>
    <number:currency-style style:name="N40P0" number:language="en" number:country="PH">
      <number:currency-symbol number:language="en" number:country="PH">Php</number:currency-symbol>
      <number:number number:decimal-places="2" number:min-integer-digits="1" number:grouping="true"/>
    </number:currency-style>
    <number:currency-style style:name="N40" number:language="en" number:country="PH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40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e4st asd</meta:initial-creator>
    <dc:creator>RePack by Diakov</dc:creator>
    <meta:creation-date>2016-09-09T09:26:26Z</meta:creation-date>
    <dc:date>2016-09-23T12:01:09Z</dc:date>
    <meta:editing-cycles>14</meta:editing-cycles>
    <meta:editing-duration>PT42504S</meta:editing-duration>
  </office:meta>
</office:document-meta>
</file>